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9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0.2571in"/>
    </style:style>
    <style:style style:name="co6" style:family="table-column">
      <style:table-column-properties fo:break-before="auto" style:column-width="0.2465in"/>
    </style:style>
    <style:style style:name="co7" style:family="table-column">
      <style:table-column-properties fo:break-before="auto" style:column-width="0.8898in"/>
    </style:style>
    <style:style style:name="co8" style:family="table-column">
      <style:table-column-properties fo:break-before="auto" style:column-width="1.16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6.2988in" svg:height="3.5429in" svg:x="6.3831in" svg:y="39.8248in">
            <draw:object draw:notify-on-update-of-ranges="Sheet1.A246:Sheet1.A248 Sheet1.B246:Sheet1.B24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911in" svg:y="44.3161in">
            <draw:object draw:notify-on-update-of-ranges="Sheet1.A249:Sheet1.A251 Sheet1.B249:Sheet1.B25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1"/>
        <table:table-column table:style-name="co5" table:default-cell-style-name="ce7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2" table:number-columns-repeated="1011" table:default-cell-style-name="Default"/>
        <table:table-row table:style-name="ro1">
          <table:table-cell office:value-type="string" calcext:value-type="string">
            <text:p>Results_v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float" office:value="10.21" calcext:value-type="float">
            <text:p>10.21</text:p>
          </table:table-cell>
          <table:table-cell/>
          <table:table-cell office:value-type="string" calcext:value-type="string">
            <text:p>Percentage of file</text:p>
          </table:table-cell>
          <table:table-cell office:value-type="string" calcext:value-type="string">
            <text:p>double check percentage</text:p>
          </table:table-cell>
          <table:table-cell office:value-type="string" calcext:value-type="string">
            <text:p>Average bytes/sec</text:p>
          </table:table-cell>
          <table:table-cell office:value-type="string" calcext:value-type="string">
            <text:p>Total transmitting time </text:p>
          </table:table-cell>
          <table:table-cell office:value-type="string" calcext:value-type="string">
            <text:p># RTS/CTS</text:p>
          </table:table-cell>
          <table:table-cell office:value-type="string" calcext:value-type="string">
            <text:p>RTS/CTS %</text:p>
          </table:table-cell>
          <table:table-cell office:value-type="string" calcext:value-type="string">
            <text:p>RTS/CTS double check %</text:p>
          </table:table-cell>
          <table:table-cell office:value-type="string" calcext:value-type="string">
            <text:p># !goodput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Control %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ile 1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5" office:value-type="float" office:value="3250699" calcext:value-type="float">
            <text:p>3250699</text:p>
          </table:table-cell>
          <table:table-cell table:style-name="ce8"/>
          <table:table-cell table:style-name="ce2"/>
          <table:table-cell table:style-name="ce8"/>
          <table:table-cell table:style-name="ce5"/>
          <table:table-cell table:style-name="ce5" office:value-type="float" office:value="1149" calcext:value-type="float">
            <text:p>1149</text:p>
          </table:table-cell>
          <table:table-cell table:style-name="ce5" table:formula="of:=([.G5]/[.B5])*100" office:value-type="float" office:value="0.0353462439924459" calcext:value-type="float">
            <text:p>0.035346244</text:p>
          </table:table-cell>
          <table:table-cell table:style-name="ce5" office:value-type="float" office:value="0.035" calcext:value-type="float">
            <text:p>0.035</text:p>
          </table:table-cell>
          <table:table-cell table:style-name="ce5" office:value-type="float" office:value="2420694" calcext:value-type="float">
            <text:p>2420694</text:p>
          </table:table-cell>
          <table:table-cell table:style-name="ce5" table:formula="of:=([.J5]/[.B5])*100" office:value-type="float" office:value="74.4668762010878" calcext:value-type="float">
            <text:p>74.4668762011</text:p>
          </table:table-cell>
          <table:table-cell table:style-name="ce5" office:value-type="float" office:value="74.467" calcext:value-type="float">
            <text:p>74.467</text:p>
          </table:table-cell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Packets outside filter 1 and 2:</text:p>
          </table:table-cell>
          <table:table-cell office:value-type="float" office:value="1222871" calcext:value-type="float">
            <text:p>1222871</text:p>
          </table:table-cell>
          <table:table-cell office:value-type="float" office:value="37.61" calcext:value-type="float">
            <text:p>37.61</text:p>
          </table:table-cell>
          <table:table-cell table:formula="of:=([.B6]/[.B5])*100" office:value-type="float" office:value="37.6187090838001" calcext:value-type="float">
            <text:p>37.6187090838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903451" calcext:value-type="float">
            <text:p>1903451</text:p>
          </table:table-cell>
          <table:table-cell office:value-type="float" office:value="58.555" calcext:value-type="float">
            <text:p>58.555</text:p>
          </table:table-cell>
          <table:table-cell table:formula="of:=([.B7]/[.B5])*100" office:value-type="float" office:value="58.5551292199001" calcext:value-type="float">
            <text:p>58.555129219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027828" calcext:value-type="float">
            <text:p>2027828</text:p>
          </table:table-cell>
          <table:table-cell office:value-type="float" office:value="62.381" calcext:value-type="float">
            <text:p>62.381</text:p>
          </table:table-cell>
          <table:table-cell table:formula="of:=([.B8]/[.B5])*100" office:value-type="float" office:value="62.3812909161999" calcext:value-type="float">
            <text:p>62.381290916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5" office:value-type="float" office:value="1324759734" calcext:value-type="float">
            <text:p>1324759734</text:p>
          </table:table-cell>
          <table:table-cell table:style-name="ce8"/>
          <table:table-cell table:style-name="ce2"/>
          <table:table-cell table:style-name="ce8"/>
          <table:table-cell table:style-name="ce5"/>
          <table:table-cell table:style-name="ce5" office:value-type="float" office:value="112634" calcext:value-type="float">
            <text:p>112634</text:p>
          </table:table-cell>
          <table:table-cell table:style-name="ce5" table:formula="of:=([.G9]/[.B9])*100" office:value-type="float" office:value="0.00850222097707568" calcext:value-type="float">
            <text:p>0.008502221</text:p>
          </table:table-cell>
          <table:table-cell table:style-name="ce5" office:value-type="float" office:value="0.009" calcext:value-type="float">
            <text:p>0.009</text:p>
          </table:table-cell>
          <table:table-cell table:style-name="ce5" office:value-type="float" office:value="629652812" calcext:value-type="float">
            <text:p>629652812</text:p>
          </table:table-cell>
          <table:table-cell table:style-name="ce5" table:formula="of:=([.J9]/[.B9])*100" office:value-type="float" office:value="47.529585617674" calcext:value-type="float">
            <text:p>47.5295856177</text:p>
          </table:table-cell>
          <table:table-cell table:style-name="ce5" office:value-type="float" office:value="47.53" calcext:value-type="float">
            <text:p>47.53</text:p>
          </table:table-cell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Bytes outside filter 1 and 2:</text:p>
          </table:table-cell>
          <table:table-cell office:value-type="float" office:value="1059190632" calcext:value-type="float">
            <text:p>1059190632</text:p>
          </table:table-cell>
          <table:table-cell office:value-type="float" office:value="79.953" calcext:value-type="float">
            <text:p>79.953</text:p>
          </table:table-cell>
          <table:table-cell table:formula="of:=([.B10]/[.B9])*100" office:value-type="float" office:value="79.9534138014494" calcext:value-type="float">
            <text:p>79.9534138014</text:p>
          </table:table-cell>
          <table:table-cell office:value-type="float" office:value="588466.939" calcext:value-type="float">
            <text:p>588466.939</text:p>
          </table:table-cell>
          <table:table-cell table:formula="of:=([.B10]/[.E10])/60" office:value-type="float" office:value="29.998587907077" calcext:value-type="float">
            <text:p>29.998587907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06562930" calcext:value-type="float">
            <text:p>206562930</text:p>
          </table:table-cell>
          <table:table-cell office:value-type="float" office:value="15.592" calcext:value-type="float">
            <text:p>15.592</text:p>
          </table:table-cell>
          <table:table-cell table:formula="of:=([.B11]/[.B9])*100" office:value-type="float" office:value="15.5924825233252" calcext:value-type="float">
            <text:p>15.59248252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65569102" calcext:value-type="float">
            <text:p>265569102</text:p>
          </table:table-cell>
          <table:table-cell office:value-type="float" office:value="20.047" calcext:value-type="float">
            <text:p>20.047</text:p>
          </table:table-cell>
          <table:table-cell table:formula="of:=([.B12]/[.B9])*100" office:value-type="float" office:value="20.0465861985506" calcext:value-type="float">
            <text:p>20.0465861986</text:p>
          </table:table-cell>
          <table:table-cell office:value-type="float" office:value="147544.571" calcext:value-type="float">
            <text:p>147544.571</text:p>
          </table:table-cell>
          <table:table-cell table:formula="of:=([.B12]/[.E12])/60" office:value-type="float" office:value="29.9987432272245" calcext:value-type="float">
            <text:p>29.998743227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ile 2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5" office:value-type="float" office:value="3398077" calcext:value-type="float">
            <text:p>3398077</text:p>
          </table:table-cell>
          <table:table-cell table:style-name="ce8"/>
          <table:table-cell table:style-name="ce2"/>
          <table:table-cell table:style-name="ce8"/>
          <table:table-cell table:style-name="ce5"/>
          <table:table-cell table:style-name="ce5" office:value-type="float" office:value="5707" calcext:value-type="float">
            <text:p>5707</text:p>
          </table:table-cell>
          <table:table-cell table:style-name="ce5" table:formula="of:=([.G14]/[.B14])*100" office:value-type="float" office:value="0.167947930550132" calcext:value-type="float">
            <text:p>0.1679479306</text:p>
          </table:table-cell>
          <table:table-cell table:style-name="ce5" office:value-type="float" office:value="0.168" calcext:value-type="float">
            <text:p>0.168</text:p>
          </table:table-cell>
          <table:table-cell table:style-name="ce5" office:value-type="float" office:value="2480696" calcext:value-type="float">
            <text:p>2480696</text:p>
          </table:table-cell>
          <table:table-cell table:style-name="ce5" table:formula="of:=([.J14]/[.B14])*100" office:value-type="float" office:value="73.0029366609409" calcext:value-type="float">
            <text:p>73.0029366609</text:p>
          </table:table-cell>
          <table:table-cell table:style-name="ce5" office:value-type="float" office:value="73.003" calcext:value-type="float">
            <text:p>73.003</text:p>
          </table:table-cell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940971" calcext:value-type="float">
            <text:p>1940971</text:p>
          </table:table-cell>
          <table:table-cell office:value-type="float" office:value="57.12" calcext:value-type="float">
            <text:p>57.12</text:p>
          </table:table-cell>
          <table:table-cell table:formula="of:=([.B15]/[.B14])*100" office:value-type="float" office:value="57.1196885768039" calcext:value-type="float">
            <text:p>57.119688576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078235" calcext:value-type="float">
            <text:p>2078235</text:p>
          </table:table-cell>
          <table:table-cell office:value-type="float" office:value="61.159" calcext:value-type="float">
            <text:p>61.159</text:p>
          </table:table-cell>
          <table:table-cell table:formula="of:=([.B16]/[.B14])*100" office:value-type="float" office:value="61.1591497190911" calcext:value-type="float">
            <text:p>61.159149719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5" office:value-type="float" office:value="1439916960" calcext:value-type="float">
            <text:p>1439916960</text:p>
          </table:table-cell>
          <table:table-cell table:style-name="ce8"/>
          <table:table-cell table:style-name="ce2"/>
          <table:table-cell table:style-name="ce8"/>
          <table:table-cell table:style-name="ce5"/>
          <table:table-cell table:style-name="ce5" office:value-type="float" office:value="967760" calcext:value-type="float">
            <text:p>967760</text:p>
          </table:table-cell>
          <table:table-cell table:style-name="ce5" table:formula="of:=([.G17]/[.B17])*100" office:value-type="float" office:value="0.0672094312994272" calcext:value-type="float">
            <text:p>0.0672094313</text:p>
          </table:table-cell>
          <table:table-cell table:style-name="ce5" office:value-type="float" office:value="0.067" calcext:value-type="float">
            <text:p>0.067</text:p>
          </table:table-cell>
          <table:table-cell table:style-name="ce5" office:value-type="float" office:value="640109259" calcext:value-type="float">
            <text:p>640109259</text:p>
          </table:table-cell>
          <table:table-cell table:style-name="ce5" table:formula="of:=([.J17]/[.B17])*100" office:value-type="float" office:value="44.4545954233361" calcext:value-type="float">
            <text:p>44.4545954233</text:p>
          </table:table-cell>
          <table:table-cell table:style-name="ce5" office:value-type="float" office:value="44.455" calcext:value-type="float">
            <text:p>44.455</text:p>
          </table:table-cell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07221551" calcext:value-type="float">
            <text:p>207221551</text:p>
          </table:table-cell>
          <table:table-cell office:value-type="float" office:value="14.391" calcext:value-type="float">
            <text:p>14.391</text:p>
          </table:table-cell>
          <table:table-cell table:formula="of:=([.B18]/[.B17])*100" office:value-type="float" office:value="14.3912153795313" calcext:value-type="float">
            <text:p>14.391215379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66111731" calcext:value-type="float">
            <text:p>266111731</text:p>
          </table:table-cell>
          <table:table-cell office:value-type="float" office:value="18.481" calcext:value-type="float">
            <text:p>18.481</text:p>
          </table:table-cell>
          <table:table-cell table:formula="of:=([.B19]/[.B17])*100" office:value-type="float" office:value="18.4810470598249" calcext:value-type="float">
            <text:p>18.481047059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3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5" office:value-type="float" office:value="3315970" calcext:value-type="float">
            <text:p>3315970</text:p>
          </table:table-cell>
          <table:table-cell table:style-name="ce8"/>
          <table:table-cell table:style-name="ce2"/>
          <table:table-cell table:style-name="ce8"/>
          <table:table-cell table:style-name="ce5"/>
          <table:table-cell table:style-name="ce5" office:value-type="float" office:value="100" calcext:value-type="float">
            <text:p>100</text:p>
          </table:table-cell>
          <table:table-cell table:style-name="ce5" table:formula="of:=([.G21]/[.B21])*100" office:value-type="float" office:value="0.00301570882728131" calcext:value-type="float">
            <text:p>0.0030157088</text:p>
          </table:table-cell>
          <table:table-cell table:style-name="ce5" office:value-type="float" office:value="0.003" calcext:value-type="float">
            <text:p>0.003</text:p>
          </table:table-cell>
          <table:table-cell table:style-name="ce5" office:value-type="float" office:value="2601401" calcext:value-type="float">
            <text:p>2601401</text:p>
          </table:table-cell>
          <table:table-cell table:style-name="ce5" table:formula="of:=([.J21]/[.B21])*100" office:value-type="float" office:value="78.4506795899842" calcext:value-type="float">
            <text:p>78.45067959</text:p>
          </table:table-cell>
          <table:table-cell table:style-name="ce5" office:value-type="float" office:value="78.451" calcext:value-type="float">
            <text:p>78.451</text:p>
          </table:table-cell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2021927" calcext:value-type="float">
            <text:p>2021927</text:p>
          </table:table-cell>
          <table:table-cell office:value-type="float" office:value="60.975" calcext:value-type="float">
            <text:p>60.975</text:p>
          </table:table-cell>
          <table:table-cell table:formula="of:=([.B22]/[.B21])*100" office:value-type="float" office:value="60.9754310201841" calcext:value-type="float">
            <text:p>60.975431020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168635" calcext:value-type="float">
            <text:p>2168635</text:p>
          </table:table-cell>
          <table:table-cell office:value-type="float" office:value="65.4" calcext:value-type="float">
            <text:p>65.4</text:p>
          </table:table-cell>
          <table:table-cell table:formula="of:=([.B23]/[.B21])*100" office:value-type="float" office:value="65.399717126512" calcext:value-type="float">
            <text:p>65.399717126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5" office:value-type="float" office:value="1099217853" calcext:value-type="float">
            <text:p>1099217853</text:p>
          </table:table-cell>
          <table:table-cell table:style-name="ce8"/>
          <table:table-cell table:style-name="ce2"/>
          <table:table-cell table:style-name="ce8"/>
          <table:table-cell table:style-name="ce5"/>
          <table:table-cell table:style-name="ce5" office:value-type="float" office:value="18062" calcext:value-type="float">
            <text:p>18062</text:p>
          </table:table-cell>
          <table:table-cell table:style-name="ce5" table:formula="of:=([.G24]/[.B24])*100" office:value-type="float" office:value="0.00164316836291413" calcext:value-type="float">
            <text:p>0.0016431684</text:p>
          </table:table-cell>
          <table:table-cell table:style-name="ce5" office:value-type="float" office:value="0.002" calcext:value-type="float">
            <text:p>0.002</text:p>
          </table:table-cell>
          <table:table-cell table:style-name="ce5" office:value-type="float" office:value="651476225" calcext:value-type="float">
            <text:p>651476225</text:p>
          </table:table-cell>
          <table:table-cell table:style-name="ce5" table:formula="of:=([.J24]/[.B24])*100" office:value-type="float" office:value="59.2672529127854" calcext:value-type="float">
            <text:p>59.2672529128</text:p>
          </table:table-cell>
          <table:table-cell table:style-name="ce5" office:value-type="float" office:value="59.267" calcext:value-type="float">
            <text:p>59.267</text:p>
          </table:table-cell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29623592" calcext:value-type="float">
            <text:p>229623592</text:p>
          </table:table-cell>
          <table:table-cell office:value-type="float" office:value="20.89" calcext:value-type="float">
            <text:p>20.89</text:p>
          </table:table-cell>
          <table:table-cell table:formula="of:=([.B25]/[.B24])*100" office:value-type="float" office:value="20.8897254873825" calcext:value-type="float">
            <text:p>20.889725487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91349586" calcext:value-type="float">
            <text:p>291349586</text:p>
          </table:table-cell>
          <table:table-cell office:value-type="float" office:value="26.505" calcext:value-type="float">
            <text:p>26.505</text:p>
          </table:table-cell>
          <table:table-cell table:formula="of:=([.B26]/[.B24])*100" office:value-type="float" office:value="26.5051723100061" calcext:value-type="float">
            <text:p>26.5051723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4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5" office:value-type="float" office:value="3992353" calcext:value-type="float">
            <text:p>3992353</text:p>
          </table:table-cell>
          <table:table-cell table:style-name="ce8"/>
          <table:table-cell table:style-name="ce2"/>
          <table:table-cell table:style-name="ce8"/>
          <table:table-cell table:style-name="ce5"/>
          <table:table-cell table:style-name="ce5" office:value-type="float" office:value="1757" calcext:value-type="float">
            <text:p>1757</text:p>
          </table:table-cell>
          <table:table-cell table:style-name="ce5" table:formula="of:=([.G28]/[.B28])*100" office:value-type="float" office:value="0.0440091344628093" calcext:value-type="float">
            <text:p>0.0440091345</text:p>
          </table:table-cell>
          <table:table-cell table:style-name="ce5" office:value-type="float" office:value="0.044" calcext:value-type="float">
            <text:p>0.044</text:p>
          </table:table-cell>
          <table:table-cell table:style-name="ce5" office:value-type="float" office:value="2948569" calcext:value-type="float">
            <text:p>2948569</text:p>
          </table:table-cell>
          <table:table-cell table:style-name="ce5" table:formula="of:=([.J28]/[.B28])*100" office:value-type="float" office:value="73.8554180955442" calcext:value-type="float">
            <text:p>73.8554180955</text:p>
          </table:table-cell>
          <table:table-cell table:style-name="ce5" office:value-type="float" office:value="73.855" calcext:value-type="float">
            <text:p>73.855</text:p>
          </table:table-cell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2250275" calcext:value-type="float">
            <text:p>2250275</text:p>
          </table:table-cell>
          <table:table-cell office:value-type="float" office:value="56.365" calcext:value-type="float">
            <text:p>56.365</text:p>
          </table:table-cell>
          <table:table-cell table:formula="of:=([.B29]/[.B28])*100" office:value-type="float" office:value="56.3646300815584" calcext:value-type="float">
            <text:p>56.364630081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368948" calcext:value-type="float">
            <text:p>2368948</text:p>
          </table:table-cell>
          <table:table-cell office:value-type="float" office:value="59.337" calcext:value-type="float">
            <text:p>59.337</text:p>
          </table:table-cell>
          <table:table-cell table:formula="of:=([.B30]/[.B28])*100" office:value-type="float" office:value="59.3371377731378" calcext:value-type="float">
            <text:p>59.337137773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5" office:value-type="float" office:value="1630547707" calcext:value-type="float">
            <text:p>1630547707</text:p>
          </table:table-cell>
          <table:table-cell table:style-name="ce8"/>
          <table:table-cell table:style-name="ce2"/>
          <table:table-cell table:style-name="ce8"/>
          <table:table-cell table:style-name="ce5"/>
          <table:table-cell table:style-name="ce5" office:value-type="float" office:value="179468" calcext:value-type="float">
            <text:p>179468</text:p>
          </table:table-cell>
          <table:table-cell table:style-name="ce5" table:formula="of:=([.G31]/[.B31])*100" office:value-type="float" office:value="0.011006608345744" calcext:value-type="float">
            <text:p>0.0110066083</text:p>
          </table:table-cell>
          <table:table-cell table:style-name="ce5" office:value-type="float" office:value="0.011" calcext:value-type="float">
            <text:p>0.011</text:p>
          </table:table-cell>
          <table:table-cell table:style-name="ce5" office:value-type="float" office:value="802844744" calcext:value-type="float">
            <text:p>802844744</text:p>
          </table:table-cell>
          <table:table-cell table:style-name="ce5" table:formula="of:=([.J31]/[.B31])*100" office:value-type="float" office:value="49.2377340787613" calcext:value-type="float">
            <text:p>49.2377340788</text:p>
          </table:table-cell>
          <table:table-cell table:style-name="ce5" office:value-type="float" office:value="49.238" calcext:value-type="float">
            <text:p>49.238</text:p>
          </table:table-cell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96502613" calcext:value-type="float">
            <text:p>196502613</text:p>
          </table:table-cell>
          <table:table-cell office:value-type="float" office:value="12.051" calcext:value-type="float">
            <text:p>12.051</text:p>
          </table:table-cell>
          <table:table-cell table:formula="of:=([.B32]/[.B31])*100" office:value-type="float" office:value="12.0513255856549" calcext:value-type="float">
            <text:p>12.051325585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40572144" calcext:value-type="float">
            <text:p>240572144</text:p>
          </table:table-cell>
          <table:table-cell office:value-type="float" office:value="14.754" calcext:value-type="float">
            <text:p>14.754</text:p>
          </table:table-cell>
          <table:table-cell table:formula="of:=([.B33]/[.B31])*100" office:value-type="float" office:value="14.7540696274764" calcext:value-type="float">
            <text:p>14.754069627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5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umber of packets:</text:p>
          </table:table-cell>
          <table:table-cell table:style-name="ce6"/>
          <table:table-cell table:style-name="ce9"/>
          <table:table-cell table:style-name="ce3"/>
          <table:table-cell table:style-name="ce9"/>
          <table:table-cell table:style-name="ce6" table:number-columns-repeated="1019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table:number-columns-repeated="2"/>
          <table:table-cell table:formula="of:=([.B36]/[.B35])*100" office:value-type="string" office:string-value="#DIV/0!" calcext:value-type="error">
            <text:p>#DIV/0!</text:p>
          </table:table-cell>
          <table:table-cell office:value-type="string" calcext:value-type="string">
            <text:p>No fifth file on this day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table:number-columns-repeated="2"/>
          <table:table-cell table:formula="of:=([.B37]/[.B35])*100" office:value-type="string" office:string-value="#DIV/0!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umber of bytes:</text:p>
          </table:table-cell>
          <table:table-cell table:style-name="ce6"/>
          <table:table-cell table:style-name="ce9"/>
          <table:table-cell table:style-name="ce3"/>
          <table:table-cell table:style-name="ce9"/>
          <table:table-cell table:style-name="ce6" table:number-columns-repeated="1019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table:number-columns-repeated="2"/>
          <table:table-cell table:formula="of:=([.B39]/[.B38])*100" office:value-type="string" office:string-value="#DIV/0!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table:number-columns-repeated="2"/>
          <table:table-cell table:formula="of:=([.B40]/[.B38])*100" office:value-type="string" office:string-value="#DIV/0!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otal number of packets:</text:p>
          </table:table-cell>
          <table:table-cell table:formula="of:=SUM([.B5];[.B14];[.B21];[.B28];[.B35])" office:value-type="float" office:value="13957099" calcext:value-type="float">
            <text:p>139570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 number of packets after filter 1:</text:p>
          </table:table-cell>
          <table:table-cell table:formula="of:=SUM([.B7];[.B15];[.B22];[.B29];[.B36])" office:value-type="float" office:value="8116624" calcext:value-type="float">
            <text:p>8116624</text:p>
          </table:table-cell>
          <table:table-cell table:formula="of:=([.B43]/[.B42])*100" office:value-type="float" office:value="58.1540906172551" calcext:value-type="float">
            <text:p>58.154090617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packets after filter 2:</text:p>
          </table:table-cell>
          <table:table-cell table:formula="of:=SUM([.B8];[.B16];[.B23];[.B30];[.B37])" office:value-type="float" office:value="8643646" calcext:value-type="float">
            <text:p>8643646</text:p>
          </table:table-cell>
          <table:table-cell table:formula="of:=([.B44]/[.B42])*100" office:value-type="float" office:value="61.9301045296018" calcext:value-type="float">
            <text:p>61.930104529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bytes:</text:p>
          </table:table-cell>
          <table:table-cell table:formula="of:=SUM([.B9];[.B17];[.B24];[.B31];[.B38])" office:value-type="float" office:value="5494442254" calcext:value-type="float">
            <text:p>54944422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 number of bytes after filter 1:</text:p>
          </table:table-cell>
          <table:table-cell table:formula="of:=SUM([.B11];[.B18];[.B25];[.B32];[.B39])" office:value-type="float" office:value="839910686" calcext:value-type="float">
            <text:p>839910686</text:p>
          </table:table-cell>
          <table:table-cell table:formula="of:=([.B46]/[.B45])*100" office:value-type="float" office:value="15.2865504299101" calcext:value-type="float">
            <text:p>15.28655042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bytes after filter 2:</text:p>
          </table:table-cell>
          <table:table-cell table:formula="of:=SUM([.B12];[.B19];[.B26];[.B33];[.B40])" office:value-type="float" office:value="1063602563" calcext:value-type="float">
            <text:p>1063602563</text:p>
          </table:table-cell>
          <table:table-cell table:formula="of:=([.B47]/[.B45])*100" office:value-type="float" office:value="19.357789450343" calcext:value-type="float">
            <text:p>19.3577894503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otal # of !goodput packages</text:p>
          </table:table-cell>
          <table:table-cell table:formula="of:=SUM([.J5];[.J14];[.J21];[.J28])" office:value-type="float" office:value="10451360" calcext:value-type="float">
            <text:p>10451360</text:p>
          </table:table-cell>
          <table:table-cell table:formula="of:=([.B48]/[.B42])*100" office:value-type="float" office:value="74.882036732705" calcext:value-type="float">
            <text:p>74.882036732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otal # of !goodput bytes</text:p>
          </table:table-cell>
          <table:table-cell table:formula="of:=SUM([.J9];[.J17];[.J24];[.J31])" office:value-type="float" office:value="2724083040" calcext:value-type="float">
            <text:p>2724083040</text:p>
          </table:table-cell>
          <table:table-cell table:formula="of:=([.B49]/[.B45])*100" office:value-type="float" office:value="49.5788819696275" calcext:value-type="float">
            <text:p>49.5788819696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float" office:value="10.22" calcext:value-type="float">
            <text:p>10.22</text:p>
          </table:table-cell>
          <table:table-cell/>
          <table:table-cell office:value-type="string" calcext:value-type="string">
            <text:p>Percentage</text:p>
          </table:table-cell>
          <table:table-cell office:value-type="string" calcext:value-type="string">
            <text:p>double check percentag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1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5" office:value-type="float" office:value="2587776" calcext:value-type="float">
            <text:p>2587776</text:p>
          </table:table-cell>
          <table:table-cell table:style-name="ce8"/>
          <table:table-cell table:style-name="ce2"/>
          <table:table-cell table:style-name="ce8"/>
          <table:table-cell table:style-name="ce5"/>
          <table:table-cell table:style-name="ce5" office:value-type="float" office:value="854" calcext:value-type="float">
            <text:p>854</text:p>
          </table:table-cell>
          <table:table-cell table:style-name="ce5" table:formula="of:=([.G54]/[.B54])*100" office:value-type="float" office:value="0.0330013107780581" calcext:value-type="float">
            <text:p>0.0330013108</text:p>
          </table:table-cell>
          <table:table-cell table:style-name="ce5" office:value-type="float" office:value="0.033" calcext:value-type="float">
            <text:p>0.033</text:p>
          </table:table-cell>
          <table:table-cell table:style-name="ce5" office:value-type="float" office:value="1818264" calcext:value-type="float">
            <text:p>1818264</text:p>
          </table:table-cell>
          <table:table-cell table:style-name="ce5" table:formula="of:=([.J54]/[.B54])*100" office:value-type="float" office:value="70.2635776821487" calcext:value-type="float">
            <text:p>70.2635776821</text:p>
          </table:table-cell>
          <table:table-cell table:style-name="ce5" office:value-type="float" office:value="70.264" calcext:value-type="float">
            <text:p>70.264</text:p>
          </table:table-cell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502279" calcext:value-type="float">
            <text:p>1502279</text:p>
          </table:table-cell>
          <table:table-cell office:value-type="float" office:value="58.053" calcext:value-type="float">
            <text:p>58.053</text:p>
          </table:table-cell>
          <table:table-cell table:formula="of:=([.B55]/[.B54])*100" office:value-type="float" office:value="58.0528994781619" calcext:value-type="float">
            <text:p>58.052899478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502279" calcext:value-type="float">
            <text:p>1502279</text:p>
          </table:table-cell>
          <table:table-cell office:value-type="float" office:value="58.053" calcext:value-type="float">
            <text:p>58.053</text:p>
          </table:table-cell>
          <table:table-cell table:formula="of:=([.B56]/[.B54])*100" office:value-type="float" office:value="58.0528994781619" calcext:value-type="float">
            <text:p>58.052899478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5" office:value-type="float" office:value="565409627" calcext:value-type="float">
            <text:p>565409627</text:p>
          </table:table-cell>
          <table:table-cell table:style-name="ce8"/>
          <table:table-cell table:style-name="ce2"/>
          <table:table-cell table:style-name="ce8"/>
          <table:table-cell table:style-name="ce5"/>
          <table:table-cell table:style-name="ce5" office:value-type="float" office:value="40432" calcext:value-type="float">
            <text:p>40432</text:p>
          </table:table-cell>
          <table:table-cell table:style-name="ce5" table:formula="of:=([.G57]/[.B57])*100" office:value-type="float" office:value="0.00715092175110772" calcext:value-type="float">
            <text:p>0.0071509218</text:p>
          </table:table-cell>
          <table:table-cell table:style-name="ce5" office:value-type="float" office:value="0.007" calcext:value-type="float">
            <text:p>0.007</text:p>
          </table:table-cell>
          <table:table-cell table:style-name="ce5" office:value-type="float" office:value="197329755" calcext:value-type="float">
            <text:p>197329755</text:p>
          </table:table-cell>
          <table:table-cell table:style-name="ce5" table:formula="of:=([.J57]/[.B57])*100" office:value-type="float" office:value="34.9003175002537" calcext:value-type="float">
            <text:p>34.9003175003</text:p>
          </table:table-cell>
          <table:table-cell table:style-name="ce5" office:value-type="float" office:value="34.9" calcext:value-type="float">
            <text:p>34.9</text:p>
          </table:table-cell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9246700" calcext:value-type="float">
            <text:p>29246700</text:p>
          </table:table-cell>
          <table:table-cell office:value-type="float" office:value="5.173" calcext:value-type="float">
            <text:p>5.173</text:p>
          </table:table-cell>
          <table:table-cell table:formula="of:=([.B58]/[.B57])*100" office:value-type="float" office:value="5.17265688509403" calcext:value-type="float">
            <text:p>5.172656885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9246700" calcext:value-type="float">
            <text:p>29246700</text:p>
          </table:table-cell>
          <table:table-cell office:value-type="float" office:value="5.173" calcext:value-type="float">
            <text:p>5.173</text:p>
          </table:table-cell>
          <table:table-cell table:formula="of:=([.B59]/[.B57])*100" office:value-type="float" office:value="5.17265688509403" calcext:value-type="float">
            <text:p>5.172656885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2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5" office:value-type="float" office:value="3142016" calcext:value-type="float">
            <text:p>3142016</text:p>
          </table:table-cell>
          <table:table-cell table:style-name="ce8"/>
          <table:table-cell table:style-name="ce2"/>
          <table:table-cell table:style-name="ce8"/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formula="of:=([.G61]/[.B61])*100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87968" calcext:value-type="float">
            <text:p>2087968</text:p>
          </table:table-cell>
          <table:table-cell table:style-name="ce5" table:formula="of:=([.J61]/[.B61])*100" office:value-type="float" office:value="66.453130728806" calcext:value-type="float">
            <text:p>66.4531307288</text:p>
          </table:table-cell>
          <table:table-cell table:style-name="ce5" office:value-type="float" office:value="66.453" calcext:value-type="float">
            <text:p>66.453</text:p>
          </table:table-cell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734201" calcext:value-type="float">
            <text:p>1734201</text:p>
          </table:table-cell>
          <table:table-cell office:value-type="float" office:value="55.194" calcext:value-type="float">
            <text:p>55.194</text:p>
          </table:table-cell>
          <table:table-cell table:formula="of:=([.B62]/[.B61])*100" office:value-type="float" office:value="55.1938946205239" calcext:value-type="float">
            <text:p>55.193894620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734201" calcext:value-type="float">
            <text:p>1734201</text:p>
          </table:table-cell>
          <table:table-cell office:value-type="float" office:value="55.194" calcext:value-type="float">
            <text:p>55.194</text:p>
          </table:table-cell>
          <table:table-cell table:formula="of:=([.B63]/[.B61])*100" office:value-type="float" office:value="55.1938946205239" calcext:value-type="float">
            <text:p>55.193894620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5" office:value-type="float" office:value="1009848125" calcext:value-type="float">
            <text:p>1009848125</text:p>
          </table:table-cell>
          <table:table-cell table:style-name="ce8"/>
          <table:table-cell table:style-name="ce2"/>
          <table:table-cell table:style-name="ce8"/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formula="of:=([.G64]/[.B64])*100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88894272" calcext:value-type="float">
            <text:p>288894272</text:p>
          </table:table-cell>
          <table:table-cell table:style-name="ce5" table:formula="of:=([.J64]/[.B64])*100" office:value-type="float" office:value="28.6076950432522" calcext:value-type="float">
            <text:p>28.6076950433</text:p>
          </table:table-cell>
          <table:table-cell table:style-name="ce5" office:value-type="float" office:value="28.608" calcext:value-type="float">
            <text:p>28.608</text:p>
          </table:table-cell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32791174" calcext:value-type="float">
            <text:p>32791174</text:p>
          </table:table-cell>
          <table:table-cell office:value-type="float" office:value="3.274" calcext:value-type="float">
            <text:p>3.274</text:p>
          </table:table-cell>
          <table:table-cell table:formula="of:=([.B65]/[.B64])*100" office:value-type="float" office:value="3.24713916758522" calcext:value-type="float">
            <text:p>3.247139167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32791174" calcext:value-type="float">
            <text:p>32791174</text:p>
          </table:table-cell>
          <table:table-cell office:value-type="float" office:value="3.247" calcext:value-type="float">
            <text:p>3.247</text:p>
          </table:table-cell>
          <table:table-cell table:formula="of:=([.B66]/[.B64])*100" office:value-type="float" office:value="3.24713916758522" calcext:value-type="float">
            <text:p>3.247139167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3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5" office:value-type="float" office:value="3237114" calcext:value-type="float">
            <text:p>3237114</text:p>
          </table:table-cell>
          <table:table-cell table:style-name="ce8"/>
          <table:table-cell table:style-name="ce2"/>
          <table:table-cell table:style-name="ce8"/>
          <table:table-cell table:style-name="ce5"/>
          <table:table-cell table:style-name="ce5" office:value-type="float" office:value="225369" calcext:value-type="float">
            <text:p>225369</text:p>
          </table:table-cell>
          <table:table-cell table:style-name="ce5" table:formula="of:=([.G68]/[.B68])*100" office:value-type="float" office:value="6.96203470128021" calcext:value-type="float">
            <text:p>6.9620347013</text:p>
          </table:table-cell>
          <table:table-cell table:style-name="ce5" office:value-type="float" office:value="6.962" calcext:value-type="float">
            <text:p>6.962</text:p>
          </table:table-cell>
          <table:table-cell table:style-name="ce5" office:value-type="float" office:value="2181027" calcext:value-type="float">
            <text:p>2181027</text:p>
          </table:table-cell>
          <table:table-cell table:style-name="ce5" table:formula="of:=([.J68]/[.B68])*100" office:value-type="float" office:value="67.3756623955783" calcext:value-type="float">
            <text:p>67.3756623956</text:p>
          </table:table-cell>
          <table:table-cell table:style-name="ce5" office:value-type="float" office:value="67.376" calcext:value-type="float">
            <text:p>67.376</text:p>
          </table:table-cell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838759" calcext:value-type="float">
            <text:p>1838759</text:p>
          </table:table-cell>
          <table:table-cell office:value-type="float" office:value="56.802" calcext:value-type="float">
            <text:p>56.802</text:p>
          </table:table-cell>
          <table:table-cell table:formula="of:=([.B69]/[.B68])*100" office:value-type="float" office:value="56.8024172148401" calcext:value-type="float">
            <text:p>56.802417214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838759" calcext:value-type="float">
            <text:p>1838759</text:p>
          </table:table-cell>
          <table:table-cell office:value-type="float" office:value="56.802" calcext:value-type="float">
            <text:p>56.802</text:p>
          </table:table-cell>
          <table:table-cell table:formula="of:=([.B70]/[.B68])*100" office:value-type="float" office:value="56.8024172148401" calcext:value-type="float">
            <text:p>56.802417214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5" office:value-type="float" office:value="843211284" calcext:value-type="float">
            <text:p>843211284</text:p>
          </table:table-cell>
          <table:table-cell table:style-name="ce8"/>
          <table:table-cell table:style-name="ce2"/>
          <table:table-cell table:style-name="ce8"/>
          <table:table-cell table:style-name="ce5"/>
          <table:table-cell table:style-name="ce5" office:value-type="float" office:value="2985150" calcext:value-type="float">
            <text:p>2985150</text:p>
          </table:table-cell>
          <table:table-cell table:style-name="ce5" table:formula="of:=([.G71]/[.B71])*100" office:value-type="float" office:value="0.35402159063137" calcext:value-type="float">
            <text:p>0.3540215906</text:p>
          </table:table-cell>
          <table:table-cell table:style-name="ce5" office:value-type="float" office:value="0.354" calcext:value-type="float">
            <text:p>0.354</text:p>
          </table:table-cell>
          <table:table-cell table:style-name="ce5" office:value-type="float" office:value="235123037" calcext:value-type="float">
            <text:p>235123037</text:p>
          </table:table-cell>
          <table:table-cell table:style-name="ce5" table:formula="of:=([.J71]/[.B71])*100" office:value-type="float" office:value="27.8842374931975" calcext:value-type="float">
            <text:p>27.8842374932</text:p>
          </table:table-cell>
          <table:table-cell table:style-name="ce5" office:value-type="float" office:value="27.884" calcext:value-type="float">
            <text:p>27.884</text:p>
          </table:table-cell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31883219" calcext:value-type="float">
            <text:p>31883219</text:p>
          </table:table-cell>
          <table:table-cell office:value-type="float" office:value="3.781" calcext:value-type="float">
            <text:p>3.781</text:p>
          </table:table-cell>
          <table:table-cell table:formula="of:=([.B72]/[.B71])*100" office:value-type="float" office:value="3.78116607367413" calcext:value-type="float">
            <text:p>3.781166073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31883219" calcext:value-type="float">
            <text:p>31883219</text:p>
          </table:table-cell>
          <table:table-cell office:value-type="float" office:value="3.781" calcext:value-type="float">
            <text:p>3.781</text:p>
          </table:table-cell>
          <table:table-cell table:formula="of:=([.B73]/[.B71])*100" office:value-type="float" office:value="3.78116607367413" calcext:value-type="float">
            <text:p>3.781166073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4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5" office:value-type="float" office:value="2025755" calcext:value-type="float">
            <text:p>2025755</text:p>
          </table:table-cell>
          <table:table-cell table:style-name="ce8"/>
          <table:table-cell table:style-name="ce2"/>
          <table:table-cell table:style-name="ce8"/>
          <table:table-cell table:style-name="ce5"/>
          <table:table-cell table:style-name="ce5" office:value-type="float" office:value="222704" calcext:value-type="float">
            <text:p>222704</text:p>
          </table:table-cell>
          <table:table-cell table:style-name="ce5" table:formula="of:=([.G75]/[.B75])*100" office:value-type="float" office:value="10.9936295356546" calcext:value-type="float">
            <text:p>10.9936295357</text:p>
          </table:table-cell>
          <table:table-cell table:style-name="ce5" office:value-type="float" office:value="10.994" calcext:value-type="float">
            <text:p>10.994</text:p>
          </table:table-cell>
          <table:table-cell table:style-name="ce5" office:value-type="float" office:value="1463524" calcext:value-type="float">
            <text:p>1463524</text:p>
          </table:table-cell>
          <table:table-cell table:style-name="ce5" table:formula="of:=([.J75]/[.B75])*100" office:value-type="float" office:value="72.2458540149228" calcext:value-type="float">
            <text:p>72.2458540149</text:p>
          </table:table-cell>
          <table:table-cell table:style-name="ce5" office:value-type="float" office:value="72.246" calcext:value-type="float">
            <text:p>72.246</text:p>
          </table:table-cell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310286" calcext:value-type="float">
            <text:p>1310286</text:p>
          </table:table-cell>
          <table:table-cell office:value-type="float" office:value="64.681" calcext:value-type="float">
            <text:p>64.681</text:p>
          </table:table-cell>
          <table:table-cell table:formula="of:=([.B76]/[.B75])*100" office:value-type="float" office:value="64.6813657130304" calcext:value-type="float">
            <text:p>64.68136571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310287" calcext:value-type="float">
            <text:p>1310287</text:p>
          </table:table-cell>
          <table:table-cell office:value-type="float" office:value="64.681" calcext:value-type="float">
            <text:p>64.681</text:p>
          </table:table-cell>
          <table:table-cell table:formula="of:=([.B77]/[.B75])*100" office:value-type="float" office:value="64.6814150773415" calcext:value-type="float">
            <text:p>64.681415077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5" office:value-type="float" office:value="350784356" calcext:value-type="float">
            <text:p>350784356</text:p>
          </table:table-cell>
          <table:table-cell table:style-name="ce8"/>
          <table:table-cell table:style-name="ce2"/>
          <table:table-cell table:style-name="ce8"/>
          <table:table-cell table:style-name="ce5"/>
          <table:table-cell table:style-name="ce5" office:value-type="float" office:value="2904734" calcext:value-type="float">
            <text:p>2904734</text:p>
          </table:table-cell>
          <table:table-cell table:style-name="ce5" table:formula="of:=([.G78]/[.B78])*100" office:value-type="float" office:value="0.828068284778355" calcext:value-type="float">
            <text:p>0.8280682848</text:p>
          </table:table-cell>
          <table:table-cell table:style-name="ce5" office:value-type="float" office:value="0.828" calcext:value-type="float">
            <text:p>0.828</text:p>
          </table:table-cell>
          <table:table-cell table:style-name="ce5" office:value-type="float" office:value="92098315" calcext:value-type="float">
            <text:p>92098315</text:p>
          </table:table-cell>
          <table:table-cell table:style-name="ce5" table:formula="of:=([.J78]/[.B78])*100" office:value-type="float" office:value="26.2549664558017" calcext:value-type="float">
            <text:p>26.2549664558</text:p>
          </table:table-cell>
          <table:table-cell table:style-name="ce5" office:value-type="float" office:value="26.255" calcext:value-type="float">
            <text:p>26.255</text:p>
          </table:table-cell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5843088" calcext:value-type="float">
            <text:p>25843088</text:p>
          </table:table-cell>
          <table:table-cell office:value-type="float" office:value="7.367" calcext:value-type="float">
            <text:p>7.367</text:p>
          </table:table-cell>
          <table:table-cell table:formula="of:=([.B79]/[.B78])*100" office:value-type="float" office:value="7.36722934132217" calcext:value-type="float">
            <text:p>7.367229341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5843326" calcext:value-type="float">
            <text:p>25843326</text:p>
          </table:table-cell>
          <table:table-cell office:value-type="float" office:value="7.367" calcext:value-type="float">
            <text:p>7.367</text:p>
          </table:table-cell>
          <table:table-cell table:formula="of:=([.B80]/[.B78])*100" office:value-type="float" office:value="7.36729718927374" calcext:value-type="float">
            <text:p>7.367297189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5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5" office:value-type="float" office:value="542903" calcext:value-type="float">
            <text:p>542903</text:p>
          </table:table-cell>
          <table:table-cell table:style-name="ce8"/>
          <table:table-cell table:style-name="ce2"/>
          <table:table-cell table:style-name="ce8"/>
          <table:table-cell table:style-name="ce5"/>
          <table:table-cell table:style-name="ce5" office:value-type="float" office:value="35128" calcext:value-type="float">
            <text:p>35128</text:p>
          </table:table-cell>
          <table:table-cell table:style-name="ce5" table:formula="of:=([.G82]/[.B82])*100" office:value-type="float" office:value="6.47040078982802" calcext:value-type="float">
            <text:p>6.4704007898</text:p>
          </table:table-cell>
          <table:table-cell table:style-name="ce5" office:value-type="float" office:value="6.47" calcext:value-type="float">
            <text:p>6.47</text:p>
          </table:table-cell>
          <table:table-cell table:style-name="ce5" office:value-type="float" office:value="369167" calcext:value-type="float">
            <text:p>369167</text:p>
          </table:table-cell>
          <table:table-cell table:style-name="ce5" table:formula="of:=([.J82]/[.B82])*100" office:value-type="float" office:value="67.9987032674345" calcext:value-type="float">
            <text:p>67.9987032674</text:p>
          </table:table-cell>
          <table:table-cell table:style-name="ce5" office:value-type="float" office:value="67.999" calcext:value-type="float">
            <text:p>67.999</text:p>
          </table:table-cell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311405" calcext:value-type="float">
            <text:p>311405</text:p>
          </table:table-cell>
          <table:table-cell office:value-type="float" office:value="57.359" calcext:value-type="float">
            <text:p>57.359</text:p>
          </table:table-cell>
          <table:table-cell table:formula="of:=([.B83]/[.B82])*100" office:value-type="float" office:value="57.3592336015826" calcext:value-type="float">
            <text:p>57.359233601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311405" calcext:value-type="float">
            <text:p>311405</text:p>
          </table:table-cell>
          <table:table-cell office:value-type="float" office:value="57.359" calcext:value-type="float">
            <text:p>57.359</text:p>
          </table:table-cell>
          <table:table-cell table:formula="of:=([.B84]/[.B82])*100" office:value-type="float" office:value="57.3592336015826" calcext:value-type="float">
            <text:p>57.359233601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5" office:value-type="float" office:value="112413938" calcext:value-type="float">
            <text:p>112413938</text:p>
          </table:table-cell>
          <table:table-cell table:style-name="ce8"/>
          <table:table-cell table:style-name="ce2"/>
          <table:table-cell table:style-name="ce8"/>
          <table:table-cell table:style-name="ce5"/>
          <table:table-cell table:style-name="ce5" office:value-type="float" office:value="491638" calcext:value-type="float">
            <text:p>491638</text:p>
          </table:table-cell>
          <table:table-cell table:style-name="ce5" table:formula="of:=([.G85]/[.B85])*100" office:value-type="float" office:value="0.437346123396193" calcext:value-type="float">
            <text:p>0.4373461234</text:p>
          </table:table-cell>
          <table:table-cell table:style-name="ce5" office:value-type="float" office:value="0.437" calcext:value-type="float">
            <text:p>0.437</text:p>
          </table:table-cell>
          <table:table-cell table:style-name="ce5" office:value-type="float" office:value="34623397" calcext:value-type="float">
            <text:p>34623397</text:p>
          </table:table-cell>
          <table:table-cell table:style-name="ce5" table:formula="of:=([.J85]/[.B85])*100" office:value-type="float" office:value="30.7999146867357" calcext:value-type="float">
            <text:p>30.7999146867</text:p>
          </table:table-cell>
          <table:table-cell table:style-name="ce5" office:value-type="float" office:value="30.8" calcext:value-type="float">
            <text:p>30.8</text:p>
          </table:table-cell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5501051" calcext:value-type="float">
            <text:p>5501051</text:p>
          </table:table-cell>
          <table:table-cell office:value-type="float" office:value="4.894" calcext:value-type="float">
            <text:p>4.894</text:p>
          </table:table-cell>
          <table:table-cell table:formula="of:=([.B86]/[.B85])*100" office:value-type="float" office:value="4.89356666786284" calcext:value-type="float">
            <text:p>4.893566667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5501051" calcext:value-type="float">
            <text:p>5501051</text:p>
          </table:table-cell>
          <table:table-cell office:value-type="float" office:value="4.894" calcext:value-type="float">
            <text:p>4.894</text:p>
          </table:table-cell>
          <table:table-cell table:formula="of:=([.B87]/[.B85])*100" office:value-type="float" office:value="4.89356666786284" calcext:value-type="float">
            <text:p>4.8935666679</text:p>
          </table:table-cell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otal number of packets:</text:p>
          </table:table-cell>
          <table:table-cell table:formula="of:=SUM([.B54];[.B61];[.B68];[.B75];[.B82])" office:value-type="float" office:value="11535564" calcext:value-type="float">
            <text:p>115355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 number of packets after filter 1:</text:p>
          </table:table-cell>
          <table:table-cell table:formula="of:=SUM([.B55];[.B62];[.B69];[.B76];[.B83])" office:value-type="float" office:value="6696930" calcext:value-type="float">
            <text:p>6696930</text:p>
          </table:table-cell>
          <table:table-cell table:formula="of:=([.B90]/[.B89])*100" office:value-type="float" office:value="58.0546386808655" calcext:value-type="float">
            <text:p>58.05463868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packets after filter 2:</text:p>
          </table:table-cell>
          <table:table-cell table:formula="of:=SUM([.B56];[.B63];[.B70];[.B77];[.B84])" office:value-type="float" office:value="6696931" calcext:value-type="float">
            <text:p>6696931</text:p>
          </table:table-cell>
          <table:table-cell table:formula="of:=([.B91]/[.B89])*100" office:value-type="float" office:value="58.0546473497091" calcext:value-type="float">
            <text:p>58.054647349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bytes:</text:p>
          </table:table-cell>
          <table:table-cell table:formula="of:=SUM([.B57];[.B64];[.B71];[.B78];[.B85])" office:value-type="float" office:value="2881667330" calcext:value-type="float">
            <text:p>28816673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 number of bytes after filter 1:</text:p>
          </table:table-cell>
          <table:table-cell table:formula="of:=SUM([.B58];[.B65];[.B72];[.B80];[.B86])" office:value-type="float" office:value="125265470" calcext:value-type="float">
            <text:p>125265470</text:p>
          </table:table-cell>
          <table:table-cell table:formula="of:=([.B93]/[.B92])*100" office:value-type="float" office:value="4.34697887212401" calcext:value-type="float">
            <text:p>4.34697887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bytes after filter 2:</text:p>
          </table:table-cell>
          <table:table-cell table:formula="of:=SUM([.B59];[.B66];[.B73];[.B80];[.B87])" office:value-type="float" office:value="125265470" calcext:value-type="float">
            <text:p>125265470</text:p>
          </table:table-cell>
          <table:table-cell table:formula="of:=([.B94]/[.B92])*100" office:value-type="float" office:value="4.34697887212401" calcext:value-type="float">
            <text:p>4.3469788721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otal # of !goodput packages</text:p>
          </table:table-cell>
          <table:table-cell table:formula="of:=SUM([.J54];[.J61];[.J68];[.J75];[.J82])" office:value-type="float" office:value="7919950" calcext:value-type="float">
            <text:p>7919950</text:p>
          </table:table-cell>
          <table:table-cell table:formula="of:=([.B95]/[.B89])*100" office:value-type="float" office:value="68.6568077642324" calcext:value-type="float">
            <text:p>68.6568077642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otal # of !goodput bytes</text:p>
          </table:table-cell>
          <table:table-cell table:formula="of:=SUM([.J57];[.J64];[.J71];[.J78];[.J85])" office:value-type="float" office:value="848068776" calcext:value-type="float">
            <text:p>848068776</text:p>
          </table:table-cell>
          <table:table-cell table:formula="of:=([.B96]/[.B92])*100" office:value-type="float" office:value="29.4297945904811" calcext:value-type="float">
            <text:p>29.4297945905</text:p>
          </table:table-cell>
          <table:table-cell table:number-columns-repeated="1021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style-name="ce1" office:value-type="float" office:value="10.23" calcext:value-type="float">
            <text:p>10.23</text:p>
          </table:table-cell>
          <table:table-cell/>
          <table:table-cell office:value-type="string" calcext:value-type="string">
            <text:p>Percentage</text:p>
          </table:table-cell>
          <table:table-cell office:value-type="string" calcext:value-type="string">
            <text:p>double check percentag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1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5" office:value-type="float" office:value="3721221" calcext:value-type="float">
            <text:p>3721221</text:p>
          </table:table-cell>
          <table:table-cell table:style-name="ce8"/>
          <table:table-cell table:style-name="ce2"/>
          <table:table-cell table:style-name="ce8"/>
          <table:table-cell table:style-name="ce5"/>
          <table:table-cell table:style-name="ce5" office:value-type="float" office:value="160312" calcext:value-type="float">
            <text:p>160312</text:p>
          </table:table-cell>
          <table:table-cell table:style-name="ce5" table:formula="of:=([.G102]/[.B102])*100" office:value-type="float" office:value="4.30804835294652" calcext:value-type="float">
            <text:p>4.3080483529</text:p>
          </table:table-cell>
          <table:table-cell table:style-name="ce5" office:value-type="float" office:value="4.308" calcext:value-type="float">
            <text:p>4.308</text:p>
          </table:table-cell>
          <table:table-cell table:style-name="ce5" office:value-type="float" office:value="2584326" calcext:value-type="float">
            <text:p>2584326</text:p>
          </table:table-cell>
          <table:table-cell table:style-name="ce5" table:formula="of:=([.J102]/[.B102])*100" office:value-type="float" office:value="69.4483342967268" calcext:value-type="float">
            <text:p>69.4483342967</text:p>
          </table:table-cell>
          <table:table-cell table:style-name="ce5" office:value-type="float" office:value="69.448" calcext:value-type="float">
            <text:p>69.448</text:p>
          </table:table-cell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2000058" calcext:value-type="float">
            <text:p>2000058</text:p>
          </table:table-cell>
          <table:table-cell office:value-type="float" office:value="53.747" calcext:value-type="float">
            <text:p>53.747</text:p>
          </table:table-cell>
          <table:table-cell table:formula="of:=([.B103]/[.B102])*100" office:value-type="float" office:value="53.7473587298363" calcext:value-type="float">
            <text:p>53.747358729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062658" calcext:value-type="float">
            <text:p>2062658</text:p>
          </table:table-cell>
          <table:table-cell office:value-type="float" office:value="55.43" calcext:value-type="float">
            <text:p>55.43</text:p>
          </table:table-cell>
          <table:table-cell table:formula="of:=([.B104]/[.B102])*100" office:value-type="float" office:value="55.4296022730174" calcext:value-type="float">
            <text:p>55.42960227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5" office:value-type="float" office:value="1409201968" calcext:value-type="float">
            <text:p>1409201968</text:p>
          </table:table-cell>
          <table:table-cell table:style-name="ce8"/>
          <table:table-cell table:style-name="ce2"/>
          <table:table-cell table:style-name="ce8"/>
          <table:table-cell table:style-name="ce5"/>
          <table:table-cell table:style-name="ce5" office:value-type="float" office:value="9814694" calcext:value-type="float">
            <text:p>9814694</text:p>
          </table:table-cell>
          <table:table-cell table:style-name="ce5" table:formula="of:=([.G105]/[.B105])*100" office:value-type="float" office:value="0.696471777848099" calcext:value-type="float">
            <text:p>0.6964717778</text:p>
          </table:table-cell>
          <table:table-cell table:style-name="ce5" office:value-type="float" office:value="0.696" calcext:value-type="float">
            <text:p>0.696</text:p>
          </table:table-cell>
          <table:table-cell table:style-name="ce5" office:value-type="float" office:value="627080975" calcext:value-type="float">
            <text:p>627080975</text:p>
          </table:table-cell>
          <table:table-cell table:style-name="ce5" table:formula="of:=([.J105]/[.B105])*100" office:value-type="float" office:value="44.4990135721979" calcext:value-type="float">
            <text:p>44.4990135722</text:p>
          </table:table-cell>
          <table:table-cell table:style-name="ce5" office:value-type="float" office:value="44.499" calcext:value-type="float">
            <text:p>44.499</text:p>
          </table:table-cell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60346795" calcext:value-type="float">
            <text:p>160346795</text:p>
          </table:table-cell>
          <table:table-cell office:value-type="float" office:value="11.379" calcext:value-type="float">
            <text:p>11.379</text:p>
          </table:table-cell>
          <table:table-cell table:formula="of:=([.B106]/[.B105])*100" office:value-type="float" office:value="11.3785531556964" calcext:value-type="float">
            <text:p>11.378553155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88309668" calcext:value-type="float">
            <text:p>188309668</text:p>
          </table:table-cell>
          <table:table-cell office:value-type="float" office:value="13.363" calcext:value-type="float">
            <text:p>13.363</text:p>
          </table:table-cell>
          <table:table-cell table:formula="of:=([.B107]/[.B105])*100" office:value-type="float" office:value="13.3628587155081" calcext:value-type="float">
            <text:p>13.362858715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2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5" office:value-type="float" office:value="2626136" calcext:value-type="float">
            <text:p>2626136</text:p>
          </table:table-cell>
          <table:table-cell table:style-name="ce8"/>
          <table:table-cell table:style-name="ce2"/>
          <table:table-cell table:style-name="ce8"/>
          <table:table-cell table:style-name="ce5"/>
          <table:table-cell table:style-name="ce5" office:value-type="float" office:value="54287" calcext:value-type="float">
            <text:p>54287</text:p>
          </table:table-cell>
          <table:table-cell table:style-name="ce5" table:formula="of:=([.G109]/[.B109])*100" office:value-type="float" office:value="2.0671815930325" calcext:value-type="float">
            <text:p>2.067181593</text:p>
          </table:table-cell>
          <table:table-cell table:style-name="ce5" office:value-type="float" office:value="2.067" calcext:value-type="float">
            <text:p>2.067</text:p>
          </table:table-cell>
          <table:table-cell table:style-name="ce5" office:value-type="float" office:value="1832646" calcext:value-type="float">
            <text:p>1832646</text:p>
          </table:table-cell>
          <table:table-cell table:style-name="ce5" table:formula="of:=([.J109]/[.B109])*100" office:value-type="float" office:value="69.7848854743243" calcext:value-type="float">
            <text:p>69.7848854743</text:p>
          </table:table-cell>
          <table:table-cell table:style-name="ce5" office:value-type="float" office:value="69.785" calcext:value-type="float">
            <text:p>69.785</text:p>
          </table:table-cell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475713" calcext:value-type="float">
            <text:p>1475713</text:p>
          </table:table-cell>
          <table:table-cell office:value-type="float" office:value="56.193" calcext:value-type="float">
            <text:p>56.193</text:p>
          </table:table-cell>
          <table:table-cell table:formula="of:=([.B110]/[.B109])*100" office:value-type="float" office:value="56.1933197671408" calcext:value-type="float">
            <text:p>56.193319767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566476" calcext:value-type="float">
            <text:p>1566476</text:p>
          </table:table-cell>
          <table:table-cell office:value-type="float" office:value="59.649" calcext:value-type="float">
            <text:p>59.649</text:p>
          </table:table-cell>
          <table:table-cell table:formula="of:=([.B111]/[.B109])*100" office:value-type="float" office:value="59.6494621756071" calcext:value-type="float">
            <text:p>59.649462175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5" office:value-type="float" office:value="1057964596" calcext:value-type="float">
            <text:p>1057964596</text:p>
          </table:table-cell>
          <table:table-cell table:style-name="ce8"/>
          <table:table-cell table:style-name="ce2"/>
          <table:table-cell table:style-name="ce8"/>
          <table:table-cell table:style-name="ce5"/>
          <table:table-cell table:style-name="ce5" office:value-type="float" office:value="4767145" calcext:value-type="float">
            <text:p>4767145</text:p>
          </table:table-cell>
          <table:table-cell table:style-name="ce5" table:formula="of:=([.G112]/[.B112])*100" office:value-type="float" office:value="0.45059589120693" calcext:value-type="float">
            <text:p>0.4505958912</text:p>
          </table:table-cell>
          <table:table-cell table:style-name="ce5" office:value-type="float" office:value="0.451" calcext:value-type="float">
            <text:p>0.451</text:p>
          </table:table-cell>
          <table:table-cell table:style-name="ce5" office:value-type="float" office:value="361445424" calcext:value-type="float">
            <text:p>361445424</text:p>
          </table:table-cell>
          <table:table-cell table:style-name="ce5" table:formula="of:=([.J112]/[.B112])*100" office:value-type="float" office:value="34.164226796111" calcext:value-type="float">
            <text:p>34.1642267961</text:p>
          </table:table-cell>
          <table:table-cell table:style-name="ce5" office:value-type="float" office:value="34.164" calcext:value-type="float">
            <text:p>34.164</text:p>
          </table:table-cell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28859889" calcext:value-type="float">
            <text:p>128859889</text:p>
          </table:table-cell>
          <table:table-cell office:value-type="float" office:value="12.18" calcext:value-type="float">
            <text:p>12.18</text:p>
          </table:table-cell>
          <table:table-cell table:formula="of:=([.B113]/[.B112])*100" office:value-type="float" office:value="12.1799812098816" calcext:value-type="float">
            <text:p>12.179981209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62837024" calcext:value-type="float">
            <text:p>162837024</text:p>
          </table:table-cell>
          <table:table-cell office:value-type="float" office:value="15.392" calcext:value-type="float">
            <text:p>15.392</text:p>
          </table:table-cell>
          <table:table-cell table:formula="of:=([.B114]/[.B112])*100" office:value-type="float" office:value="15.3915381115457" calcext:value-type="float">
            <text:p>15.391538111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3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5" office:value-type="float" office:value="3483539" calcext:value-type="float">
            <text:p>3483539</text:p>
          </table:table-cell>
          <table:table-cell table:style-name="ce8"/>
          <table:table-cell table:style-name="ce2"/>
          <table:table-cell table:style-name="ce8"/>
          <table:table-cell table:style-name="ce5"/>
          <table:table-cell table:style-name="ce5" office:value-type="float" office:value="24684" calcext:value-type="float">
            <text:p>24684</text:p>
          </table:table-cell>
          <table:table-cell table:style-name="ce5" table:formula="of:=([.G116]/[.B116])*100" office:value-type="float" office:value="0.708589741639178" calcext:value-type="float">
            <text:p>0.7085897416</text:p>
          </table:table-cell>
          <table:table-cell table:style-name="ce5" office:value-type="float" office:value="0.709" calcext:value-type="float">
            <text:p>0.709</text:p>
          </table:table-cell>
          <table:table-cell table:style-name="ce5" office:value-type="float" office:value="2301600" calcext:value-type="float">
            <text:p>2301600</text:p>
          </table:table-cell>
          <table:table-cell table:style-name="ce5" table:formula="of:=([.J116]/[.B116])*100" office:value-type="float" office:value="66.0707401295062" calcext:value-type="float">
            <text:p>66.0707401295</text:p>
          </table:table-cell>
          <table:table-cell table:style-name="ce5" office:value-type="float" office:value="66.071" calcext:value-type="float">
            <text:p>66.071</text:p>
          </table:table-cell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905005" calcext:value-type="float">
            <text:p>1905005</text:p>
          </table:table-cell>
          <table:table-cell office:value-type="float" office:value="54.686" calcext:value-type="float">
            <text:p>54.686</text:p>
          </table:table-cell>
          <table:table-cell table:formula="of:=([.B117]/[.B116])*100" office:value-type="float" office:value="54.6859099323992" calcext:value-type="float">
            <text:p>54.685909932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010153" calcext:value-type="float">
            <text:p>2010153</text:p>
          </table:table-cell>
          <table:table-cell office:value-type="float" office:value="57.704" calcext:value-type="float">
            <text:p>57.704</text:p>
          </table:table-cell>
          <table:table-cell table:formula="of:=([.B118]/[.B116])*100" office:value-type="float" office:value="57.704334586178" calcext:value-type="float">
            <text:p>57.704334586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5" office:value-type="float" office:value="1645900676" calcext:value-type="float">
            <text:p>1645900676</text:p>
          </table:table-cell>
          <table:table-cell table:style-name="ce8"/>
          <table:table-cell table:style-name="ce2"/>
          <table:table-cell table:style-name="ce8"/>
          <table:table-cell table:style-name="ce5"/>
          <table:table-cell table:style-name="ce5" office:value-type="float" office:value="3619119" calcext:value-type="float">
            <text:p>3619119</text:p>
          </table:table-cell>
          <table:table-cell table:style-name="ce5" table:formula="of:=([.G119]/[.B119])*100" office:value-type="float" office:value="0.2198868408509" calcext:value-type="float">
            <text:p>0.2198868409</text:p>
          </table:table-cell>
          <table:table-cell table:style-name="ce5" office:value-type="float" office:value="0.22" calcext:value-type="float">
            <text:p>0.22</text:p>
          </table:table-cell>
          <table:table-cell table:style-name="ce5" office:value-type="float" office:value="430741720" calcext:value-type="float">
            <text:p>430741720</text:p>
          </table:table-cell>
          <table:table-cell table:style-name="ce5" table:formula="of:=([.J119]/[.B119])*100" office:value-type="float" office:value="26.1705779869307" calcext:value-type="float">
            <text:p>26.1705779869</text:p>
          </table:table-cell>
          <table:table-cell table:style-name="ce5" office:value-type="float" office:value="26.171" calcext:value-type="float">
            <text:p>26.171</text:p>
          </table:table-cell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42795909" calcext:value-type="float">
            <text:p>142795909</text:p>
          </table:table-cell>
          <table:table-cell office:value-type="float" office:value="8.676" calcext:value-type="float">
            <text:p>8.676</text:p>
          </table:table-cell>
          <table:table-cell table:formula="of:=([.B120]/[.B119])*100" office:value-type="float" office:value="8.67585213872286" calcext:value-type="float">
            <text:p>8.675852138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76735594" calcext:value-type="float">
            <text:p>176735594</text:p>
          </table:table-cell>
          <table:table-cell office:value-type="float" office:value="10.738" calcext:value-type="float">
            <text:p>10.738</text:p>
          </table:table-cell>
          <table:table-cell table:formula="of:=([.B121]/[.B119])*100" office:value-type="float" office:value="10.7379258406721" calcext:value-type="float">
            <text:p>10.737925840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4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5" office:value-type="float" office:value="3130859" calcext:value-type="float">
            <text:p>3130859</text:p>
          </table:table-cell>
          <table:table-cell table:style-name="ce8"/>
          <table:table-cell table:style-name="ce2"/>
          <table:table-cell table:style-name="ce8"/>
          <table:table-cell table:style-name="ce5"/>
          <table:table-cell table:style-name="ce5" office:value-type="float" office:value="57372" calcext:value-type="float">
            <text:p>57372</text:p>
          </table:table-cell>
          <table:table-cell table:style-name="ce5" table:formula="of:=([.G123]/[.B123])*100" office:value-type="float" office:value="1.83246834175541" calcext:value-type="float">
            <text:p>1.8324683418</text:p>
          </table:table-cell>
          <table:table-cell table:style-name="ce5" office:value-type="float" office:value="1.832" calcext:value-type="float">
            <text:p>1.832</text:p>
          </table:table-cell>
          <table:table-cell table:style-name="ce5" office:value-type="float" office:value="2162744" calcext:value-type="float">
            <text:p>2162744</text:p>
          </table:table-cell>
          <table:table-cell table:style-name="ce5" table:formula="of:=([.J123]/[.B123])*100" office:value-type="float" office:value="69.0782944872318" calcext:value-type="float">
            <text:p>69.0782944872</text:p>
          </table:table-cell>
          <table:table-cell table:style-name="ce5" office:value-type="float" office:value="69.078" calcext:value-type="float">
            <text:p>69.078</text:p>
          </table:table-cell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739656" calcext:value-type="float">
            <text:p>1739656</text:p>
          </table:table-cell>
          <table:table-cell office:value-type="float" office:value="55.565" calcext:value-type="float">
            <text:p>55.565</text:p>
          </table:table-cell>
          <table:table-cell table:formula="of:=([.B124]/[.B123])*100" office:value-type="float" office:value="55.5648146403271" calcext:value-type="float">
            <text:p>55.564814640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838894" calcext:value-type="float">
            <text:p>1838894</text:p>
          </table:table-cell>
          <table:table-cell office:value-type="float" office:value="58.734" calcext:value-type="float">
            <text:p>58.734</text:p>
          </table:table-cell>
          <table:table-cell table:formula="of:=([.B125]/[.B123])*100" office:value-type="float" office:value="58.7344878833573" calcext:value-type="float">
            <text:p>58.734487883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5" office:value-type="float" office:value="1352524325" calcext:value-type="float">
            <text:p>1352524325</text:p>
          </table:table-cell>
          <table:table-cell table:style-name="ce8"/>
          <table:table-cell table:style-name="ce2"/>
          <table:table-cell table:style-name="ce8"/>
          <table:table-cell table:style-name="ce5"/>
          <table:table-cell table:style-name="ce5" office:value-type="float" office:value="4543675" calcext:value-type="float">
            <text:p>4543675</text:p>
          </table:table-cell>
          <table:table-cell table:style-name="ce5" table:formula="of:=([.G126]/[.B126])*100" office:value-type="float" office:value="0.335940353605101" calcext:value-type="float">
            <text:p>0.3359403536</text:p>
          </table:table-cell>
          <table:table-cell table:style-name="ce5" office:value-type="float" office:value="0.336" calcext:value-type="float">
            <text:p>0.336</text:p>
          </table:table-cell>
          <table:table-cell table:style-name="ce5" office:value-type="float" office:value="437561699" calcext:value-type="float">
            <text:p>437561699</text:p>
          </table:table-cell>
          <table:table-cell table:style-name="ce5" table:formula="of:=([.J126]/[.B126])*100" office:value-type="float" office:value="32.3514846211731" calcext:value-type="float">
            <text:p>32.3514846212</text:p>
          </table:table-cell>
          <table:table-cell table:style-name="ce5" office:value-type="float" office:value="32.351" calcext:value-type="float">
            <text:p>32.351</text:p>
          </table:table-cell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28896403" calcext:value-type="float">
            <text:p>128896403</text:p>
          </table:table-cell>
          <table:table-cell office:value-type="float" office:value="9.53" calcext:value-type="float">
            <text:p>9.53</text:p>
          </table:table-cell>
          <table:table-cell table:formula="of:=([.B127]/[.B126])*100" office:value-type="float" office:value="9.53006172365883" calcext:value-type="float">
            <text:p>9.530061723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55776616" calcext:value-type="float">
            <text:p>155776616</text:p>
          </table:table-cell>
          <table:table-cell office:value-type="float" office:value="11.517" calcext:value-type="float">
            <text:p>11.517</text:p>
          </table:table-cell>
          <table:table-cell table:formula="of:=([.B128]/[.B126])*100" office:value-type="float" office:value="11.5174724121875" calcext:value-type="float">
            <text:p>11.517472412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5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5" office:value-type="float" office:value="45325" calcext:value-type="float">
            <text:p>45325</text:p>
          </table:table-cell>
          <table:table-cell table:style-name="ce8"/>
          <table:table-cell table:style-name="ce2"/>
          <table:table-cell table:style-name="ce8"/>
          <table:table-cell table:style-name="ce5"/>
          <table:table-cell table:style-name="ce5" office:value-type="float" office:value="276" calcext:value-type="float">
            <text:p>276</text:p>
          </table:table-cell>
          <table:table-cell table:style-name="ce5" table:formula="of:=([.G130]/[.B130])*100" office:value-type="float" office:value="0.608935466078323" calcext:value-type="float">
            <text:p>0.6089354661</text:p>
          </table:table-cell>
          <table:table-cell table:style-name="ce5" office:value-type="float" office:value="0.609" calcext:value-type="float">
            <text:p>0.609</text:p>
          </table:table-cell>
          <table:table-cell table:style-name="ce5" office:value-type="float" office:value="31365" calcext:value-type="float">
            <text:p>31365</text:p>
          </table:table-cell>
          <table:table-cell table:style-name="ce5" table:formula="of:=([.J130]/[.B130])*100" office:value-type="float" office:value="69.2002206287921" calcext:value-type="float">
            <text:p>69.2002206288</text:p>
          </table:table-cell>
          <table:table-cell table:style-name="ce5" office:value-type="float" office:value="69.2" calcext:value-type="float">
            <text:p>69.2</text:p>
          </table:table-cell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26289" calcext:value-type="float">
            <text:p>26289</text:p>
          </table:table-cell>
          <table:table-cell office:value-type="float" office:value="58.001" calcext:value-type="float">
            <text:p>58.001</text:p>
          </table:table-cell>
          <table:table-cell table:formula="of:=([.B131]/[.B130])*100" office:value-type="float" office:value="58.0011031439603" calcext:value-type="float">
            <text:p>58.00110314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8147" calcext:value-type="float">
            <text:p>28147</text:p>
          </table:table-cell>
          <table:table-cell office:value-type="float" office:value="62.1" calcext:value-type="float">
            <text:p>62.1</text:p>
          </table:table-cell>
          <table:table-cell table:formula="of:=([.B132]/[.B130])*100" office:value-type="float" office:value="62.1003861003861" calcext:value-type="float">
            <text:p>62.100386100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5" office:value-type="float" office:value="17235364" calcext:value-type="float">
            <text:p>17235364</text:p>
          </table:table-cell>
          <table:table-cell table:style-name="ce8"/>
          <table:table-cell table:style-name="ce2"/>
          <table:table-cell table:style-name="ce8"/>
          <table:table-cell table:style-name="ce5"/>
          <table:table-cell table:style-name="ce5" office:value-type="float" office:value="33053" calcext:value-type="float">
            <text:p>33053</text:p>
          </table:table-cell>
          <table:table-cell table:style-name="ce5" table:formula="of:=([.G133]/[.B133])*100" office:value-type="float" office:value="0.191774307754684" calcext:value-type="float">
            <text:p>0.1917743078</text:p>
          </table:table-cell>
          <table:table-cell table:style-name="ce5" office:value-type="float" office:value="0.192" calcext:value-type="float">
            <text:p>0.192</text:p>
          </table:table-cell>
          <table:table-cell table:style-name="ce5" office:value-type="float" office:value="4035666" calcext:value-type="float">
            <text:p>4035666</text:p>
          </table:table-cell>
          <table:table-cell table:style-name="ce5" table:formula="of:=([.J133]/[.B133])*100" office:value-type="float" office:value="23.4150320236927" calcext:value-type="float">
            <text:p>23.4150320237</text:p>
          </table:table-cell>
          <table:table-cell table:style-name="ce5" office:value-type="float" office:value="23.415" calcext:value-type="float">
            <text:p>23.415</text:p>
          </table:table-cell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005620" calcext:value-type="float">
            <text:p>2005620</text:p>
          </table:table-cell>
          <table:table-cell office:value-type="float" office:value="11.637" calcext:value-type="float">
            <text:p>11.637</text:p>
          </table:table-cell>
          <table:table-cell table:formula="of:=([.B134]/[.B133])*100" office:value-type="float" office:value="11.6366558896" calcext:value-type="float">
            <text:p>11.636655889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478071" calcext:value-type="float">
            <text:p>2478071</text:p>
          </table:table-cell>
          <table:table-cell office:value-type="float" office:value="14.378" calcext:value-type="float">
            <text:p>14.378</text:p>
          </table:table-cell>
          <table:table-cell table:formula="of:=([.B135]/[.B133])*100" office:value-type="float" office:value="14.3778280516733" calcext:value-type="float">
            <text:p>14.3778280517</text:p>
          </table:table-cell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otal number of packets:</text:p>
          </table:table-cell>
          <table:table-cell table:formula="of:=SUM([.B102];[.B109];[.B116];[.B123];[.B130])" office:value-type="float" office:value="13007080" calcext:value-type="float">
            <text:p>130070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 number of packets after filter 1:</text:p>
          </table:table-cell>
          <table:table-cell table:formula="of:=SUM([.B103];[.B110];[.B117];[.B124];[.B131])" office:value-type="float" office:value="7146721" calcext:value-type="float">
            <text:p>7146721</text:p>
          </table:table-cell>
          <table:table-cell table:formula="of:=([.B138]/[.B137])*100" office:value-type="float" office:value="54.9448531107674" calcext:value-type="float">
            <text:p>54.944853110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packets after filter 2:</text:p>
          </table:table-cell>
          <table:table-cell table:formula="of:=SUM([.B104];[.B111];[.B118];[.B125];[.B132])" office:value-type="float" office:value="7506328" calcext:value-type="float">
            <text:p>7506328</text:p>
          </table:table-cell>
          <table:table-cell table:formula="of:=([.B139]/[.B137])*100" office:value-type="float" office:value="57.7095551038358" calcext:value-type="float">
            <text:p>57.70955510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bytes:</text:p>
          </table:table-cell>
          <table:table-cell table:formula="of:=SUM([.B105];[.B112];[.B119];[.B126];[.B133])" office:value-type="float" office:value="5482826929" calcext:value-type="float">
            <text:p>54828269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 number of bytes after filter 1:</text:p>
          </table:table-cell>
          <table:table-cell table:formula="of:=SUM([.B106];[.B113];[.B120];[.B128];[.B134])" office:value-type="float" office:value="589784829" calcext:value-type="float">
            <text:p>589784829</text:p>
          </table:table-cell>
          <table:table-cell table:formula="of:=([.B141]/[.B140])*100" office:value-type="float" office:value="10.7569477686864" calcext:value-type="float">
            <text:p>10.756947768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bytes after filter 2:</text:p>
          </table:table-cell>
          <table:table-cell table:formula="of:=SUM([.B107];[.B114];[.B121];[.B128];[.B135])" office:value-type="float" office:value="686136973" calcext:value-type="float">
            <text:p>686136973</text:p>
          </table:table-cell>
          <table:table-cell table:formula="of:=([.B142]/[.B140])*100" office:value-type="float" office:value="12.5142920228041" calcext:value-type="float">
            <text:p>12.514292022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otal # of !goodput packages</text:p>
          </table:table-cell>
          <table:table-cell table:formula="of:=SUM([.J102];[.J109];[.J116];[.J123];[.J130])" office:value-type="float" office:value="8912681" calcext:value-type="float">
            <text:p>8912681</text:p>
          </table:table-cell>
          <table:table-cell table:formula="of:=([.B143]/[.B137])*100" office:value-type="float" office:value="68.5217666071094" calcext:value-type="float">
            <text:p>68.5217666071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otal # of !goodput bytes</text:p>
          </table:table-cell>
          <table:table-cell table:formula="of:=SUM([.J105];[.J112];[.J119];[.J126];[.J133])" office:value-type="float" office:value="1860865484" calcext:value-type="float">
            <text:p>1860865484</text:p>
          </table:table-cell>
          <table:table-cell table:formula="of:=([.B144]/[.B140])*100" office:value-type="float" office:value="33.9398910105557" calcext:value-type="float">
            <text:p>33.9398910106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float" office:value="10.24" calcext:value-type="float">
            <text:p>10.24</text:p>
          </table:table-cell>
          <table:table-cell/>
          <table:table-cell office:value-type="string" calcext:value-type="string">
            <text:p>Percentage</text:p>
          </table:table-cell>
          <table:table-cell office:value-type="string" calcext:value-type="string">
            <text:p>double check percentag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1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5" office:value-type="float" office:value="2905149" calcext:value-type="float">
            <text:p>2905149</text:p>
          </table:table-cell>
          <table:table-cell table:style-name="ce8"/>
          <table:table-cell table:style-name="ce2"/>
          <table:table-cell table:style-name="ce8"/>
          <table:table-cell table:style-name="ce5"/>
          <table:table-cell table:style-name="ce5" office:value-type="float" office:value="232680" calcext:value-type="float">
            <text:p>232680</text:p>
          </table:table-cell>
          <table:table-cell table:style-name="ce5" table:formula="of:=([.G151]/[.B151])*100" office:value-type="float" office:value="8.00922775389489" calcext:value-type="float">
            <text:p>8.0092277539</text:p>
          </table:table-cell>
          <table:table-cell table:style-name="ce5" office:value-type="float" office:value="8.009" calcext:value-type="float">
            <text:p>8.009</text:p>
          </table:table-cell>
          <table:table-cell table:style-name="ce5" office:value-type="float" office:value="1957803" calcext:value-type="float">
            <text:p>1957803</text:p>
          </table:table-cell>
          <table:table-cell table:style-name="ce5" table:formula="of:=([.J151]/[.B151])*100" office:value-type="float" office:value="67.3907947578592" calcext:value-type="float">
            <text:p>67.3907947579</text:p>
          </table:table-cell>
          <table:table-cell table:style-name="ce5" office:value-type="float" office:value="67.391" calcext:value-type="float">
            <text:p>67.391</text:p>
          </table:table-cell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627240" calcext:value-type="float">
            <text:p>1627240</text:p>
          </table:table-cell>
          <table:table-cell office:value-type="float" office:value="56.012" calcext:value-type="float">
            <text:p>56.012</text:p>
          </table:table-cell>
          <table:table-cell table:formula="of:=([.B152]/[.B151])*100" office:value-type="float" office:value="56.0122733808146" calcext:value-type="float">
            <text:p>56.012273380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627241" calcext:value-type="float">
            <text:p>1627241</text:p>
          </table:table-cell>
          <table:table-cell office:value-type="float" office:value="56.012" calcext:value-type="float">
            <text:p>56.012</text:p>
          </table:table-cell>
          <table:table-cell table:formula="of:=([.B153]/[.B151])*100" office:value-type="float" office:value="56.012307802457" calcext:value-type="float">
            <text:p>56.012307802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5" office:value-type="float" office:value="800103269" calcext:value-type="float">
            <text:p>800103269</text:p>
          </table:table-cell>
          <table:table-cell table:style-name="ce8"/>
          <table:table-cell table:style-name="ce2"/>
          <table:table-cell table:style-name="ce8"/>
          <table:table-cell table:style-name="ce5"/>
          <table:table-cell table:style-name="ce5" office:value-type="float" office:value="3193932" calcext:value-type="float">
            <text:p>3193932</text:p>
          </table:table-cell>
          <table:table-cell table:style-name="ce5" table:formula="of:=([.G154]/[.B154])*100" office:value-type="float" office:value="0.399189970063727" calcext:value-type="float">
            <text:p>0.3991899701</text:p>
          </table:table-cell>
          <table:table-cell table:style-name="ce5" office:value-type="float" office:value="0.399" calcext:value-type="float">
            <text:p>0.399</text:p>
          </table:table-cell>
          <table:table-cell table:style-name="ce5" office:value-type="float" office:value="246217689" calcext:value-type="float">
            <text:p>246217689</text:p>
          </table:table-cell>
          <table:table-cell table:style-name="ce5" table:formula="of:=([.J154]/[.B154])*100" office:value-type="float" office:value="30.7732387230129" calcext:value-type="float">
            <text:p>30.773238723</text:p>
          </table:table-cell>
          <table:table-cell table:style-name="ce5" office:value-type="float" office:value="30.773" calcext:value-type="float">
            <text:p>30.773</text:p>
          </table:table-cell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9600384" calcext:value-type="float">
            <text:p>29600384</text:p>
          </table:table-cell>
          <table:table-cell office:value-type="float" office:value="3.7" calcext:value-type="float">
            <text:p>3.7</text:p>
          </table:table-cell>
          <table:table-cell table:formula="of:=([.B155]/[.B154])*100" office:value-type="float" office:value="3.69957043632576" calcext:value-type="float">
            <text:p>3.699570436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9600465" calcext:value-type="float">
            <text:p>29600465</text:p>
          </table:table-cell>
          <table:table-cell office:value-type="float" office:value="3.7" calcext:value-type="float">
            <text:p>3.7</text:p>
          </table:table-cell>
          <table:table-cell table:formula="of:=([.B156]/[.B154])*100" office:value-type="float" office:value="3.69958056001893" calcext:value-type="float">
            <text:p>3.6995805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2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5" office:value-type="float" office:value="3110312" calcext:value-type="float">
            <text:p>3110312</text:p>
          </table:table-cell>
          <table:table-cell table:style-name="ce8"/>
          <table:table-cell table:style-name="ce2"/>
          <table:table-cell table:style-name="ce8"/>
          <table:table-cell table:style-name="ce5"/>
          <table:table-cell table:style-name="ce5" office:value-type="float" office:value="166892" calcext:value-type="float">
            <text:p>166892</text:p>
          </table:table-cell>
          <table:table-cell table:style-name="ce5" table:formula="of:=([.G158]/[.B158])*100" office:value-type="float" office:value="5.36576394908292" calcext:value-type="float">
            <text:p>5.3657639491</text:p>
          </table:table-cell>
          <table:table-cell table:style-name="ce5" office:value-type="float" office:value="5.366" calcext:value-type="float">
            <text:p>5.366</text:p>
          </table:table-cell>
          <table:table-cell table:style-name="ce5" office:value-type="float" office:value="1968922" calcext:value-type="float">
            <text:p>1968922</text:p>
          </table:table-cell>
          <table:table-cell table:style-name="ce5" table:formula="of:=([.J158]/[.B158])*100" office:value-type="float" office:value="63.3030384090085" calcext:value-type="float">
            <text:p>63.303038409</text:p>
          </table:table-cell>
          <table:table-cell table:style-name="ce5" office:value-type="float" office:value="63.303" calcext:value-type="float">
            <text:p>63.303</text:p>
          </table:table-cell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716962" calcext:value-type="float">
            <text:p>1716962</text:p>
          </table:table-cell>
          <table:table-cell office:value-type="float" office:value="55.202" calcext:value-type="float">
            <text:p>55.202</text:p>
          </table:table-cell>
          <table:table-cell table:formula="of:=([.B159]/[.B158])*100" office:value-type="float" office:value="55.2022433762272" calcext:value-type="float">
            <text:p>55.202243376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716962" calcext:value-type="float">
            <text:p>1716962</text:p>
          </table:table-cell>
          <table:table-cell office:value-type="float" office:value="55.202" calcext:value-type="float">
            <text:p>55.202</text:p>
          </table:table-cell>
          <table:table-cell table:formula="of:=([.B160]/[.B158])*100" office:value-type="float" office:value="55.2022433762272" calcext:value-type="float">
            <text:p>55.202243376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5" office:value-type="float" office:value="977921406" calcext:value-type="float">
            <text:p>977921406</text:p>
          </table:table-cell>
          <table:table-cell table:style-name="ce8"/>
          <table:table-cell table:style-name="ce2"/>
          <table:table-cell table:style-name="ce8"/>
          <table:table-cell table:style-name="ce5"/>
          <table:table-cell table:style-name="ce5" office:value-type="float" office:value="2315156" calcext:value-type="float">
            <text:p>2315156</text:p>
          </table:table-cell>
          <table:table-cell table:style-name="ce5" table:formula="of:=([.G161]/[.B161])*100" office:value-type="float" office:value="0.236742542477897" calcext:value-type="float">
            <text:p>0.2367425425</text:p>
          </table:table-cell>
          <table:table-cell table:style-name="ce5" office:value-type="float" office:value="0.237" calcext:value-type="float">
            <text:p>0.237</text:p>
          </table:table-cell>
          <table:table-cell table:style-name="ce5" office:value-type="float" office:value="213352900" calcext:value-type="float">
            <text:p>213352900</text:p>
          </table:table-cell>
          <table:table-cell table:style-name="ce5" table:formula="of:=([.J161]/[.B161])*100" office:value-type="float" office:value="21.8169782040746" calcext:value-type="float">
            <text:p>21.8169782041</text:p>
          </table:table-cell>
          <table:table-cell table:style-name="ce5" office:value-type="float" office:value="21.817" calcext:value-type="float">
            <text:p>21.817</text:p>
          </table:table-cell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34628447" calcext:value-type="float">
            <text:p>34628447</text:p>
          </table:table-cell>
          <table:table-cell office:value-type="float" office:value="3.541" calcext:value-type="float">
            <text:p>3.541</text:p>
          </table:table-cell>
          <table:table-cell table:formula="of:=([.B162]/[.B161])*100" office:value-type="float" office:value="3.54102556581116" calcext:value-type="float">
            <text:p>3.541025565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34628447" calcext:value-type="float">
            <text:p>34628447</text:p>
          </table:table-cell>
          <table:table-cell office:value-type="float" office:value="3.541" calcext:value-type="float">
            <text:p>3.541</text:p>
          </table:table-cell>
          <table:table-cell table:formula="of:=([.B163]/[.B161])*100" office:value-type="float" office:value="3.54102556581116" calcext:value-type="float">
            <text:p>3.541025565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3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5" office:value-type="float" office:value="3545498" calcext:value-type="float">
            <text:p>3545498</text:p>
          </table:table-cell>
          <table:table-cell table:style-name="ce8"/>
          <table:table-cell table:style-name="ce2"/>
          <table:table-cell table:style-name="ce8"/>
          <table:table-cell table:style-name="ce5"/>
          <table:table-cell table:style-name="ce5" office:value-type="float" office:value="205206" calcext:value-type="float">
            <text:p>205206</text:p>
          </table:table-cell>
          <table:table-cell table:style-name="ce5" table:formula="of:=([.G165]/[.B165])*100" office:value-type="float" office:value="5.78779060092546" calcext:value-type="float">
            <text:p>5.7877906009</text:p>
          </table:table-cell>
          <table:table-cell table:style-name="ce5" office:value-type="float" office:value="5.788" calcext:value-type="float">
            <text:p>5.788</text:p>
          </table:table-cell>
          <table:table-cell table:style-name="ce5" office:value-type="float" office:value="2279325" calcext:value-type="float">
            <text:p>2279325</text:p>
          </table:table-cell>
          <table:table-cell table:style-name="ce5" table:formula="of:=([.J165]/[.B165])*100" office:value-type="float" office:value="64.2878659076948" calcext:value-type="float">
            <text:p>64.2878659077</text:p>
          </table:table-cell>
          <table:table-cell table:style-name="ce5" office:value-type="float" office:value="64.288" calcext:value-type="float">
            <text:p>64.288</text:p>
          </table:table-cell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956300" calcext:value-type="float">
            <text:p>1956300</text:p>
          </table:table-cell>
          <table:table-cell office:value-type="float" office:value="55.177" calcext:value-type="float">
            <text:p>55.177</text:p>
          </table:table-cell>
          <table:table-cell table:formula="of:=([.B166]/[.B165])*100" office:value-type="float" office:value="55.1770160355471" calcext:value-type="float">
            <text:p>55.177016035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956300" calcext:value-type="float">
            <text:p>1956300</text:p>
          </table:table-cell>
          <table:table-cell office:value-type="float" office:value="55.177" calcext:value-type="float">
            <text:p>55.177</text:p>
          </table:table-cell>
          <table:table-cell table:formula="of:=([.B167]/[.B165])*100" office:value-type="float" office:value="55.1770160355471" calcext:value-type="float">
            <text:p>55.177016035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5" office:value-type="float" office:value="972160420" calcext:value-type="float">
            <text:p>972160420</text:p>
          </table:table-cell>
          <table:table-cell table:style-name="ce8"/>
          <table:table-cell table:style-name="ce2"/>
          <table:table-cell table:style-name="ce8"/>
          <table:table-cell table:style-name="ce5"/>
          <table:table-cell table:style-name="ce5" office:value-type="float" office:value="2821452" calcext:value-type="float">
            <text:p>2821452</text:p>
          </table:table-cell>
          <table:table-cell table:style-name="ce5" table:formula="of:=([.G168]/[.B168])*100" office:value-type="float" office:value="0.290224940447586" calcext:value-type="float">
            <text:p>0.2902249404</text:p>
          </table:table-cell>
          <table:table-cell table:style-name="ce5" office:value-type="float" office:value="0.29" calcext:value-type="float">
            <text:p>0.29</text:p>
          </table:table-cell>
          <table:table-cell table:style-name="ce5" office:value-type="float" office:value="230100542" calcext:value-type="float">
            <text:p>230100542</text:p>
          </table:table-cell>
          <table:table-cell table:style-name="ce5" table:formula="of:=([.J168]/[.B168])*100" office:value-type="float" office:value="23.668988910287" calcext:value-type="float">
            <text:p>23.6689889103</text:p>
          </table:table-cell>
          <table:table-cell table:style-name="ce5" office:value-type="float" office:value="23.669" calcext:value-type="float">
            <text:p>23.669</text:p>
          </table:table-cell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35311098" calcext:value-type="float">
            <text:p>35311098</text:p>
          </table:table-cell>
          <table:table-cell office:value-type="float" office:value="3.632" calcext:value-type="float">
            <text:p>3.632</text:p>
          </table:table-cell>
          <table:table-cell table:formula="of:=([.B169]/[.B168])*100" office:value-type="float" office:value="3.63222954499629" calcext:value-type="float">
            <text:p>3.63222954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35311098" calcext:value-type="float">
            <text:p>35311098</text:p>
          </table:table-cell>
          <table:table-cell office:value-type="float" office:value="3.632" calcext:value-type="float">
            <text:p>3.632</text:p>
          </table:table-cell>
          <table:table-cell table:formula="of:=([.B170]/[.B168])*100" office:value-type="float" office:value="3.63222954499629" calcext:value-type="float">
            <text:p>3.63222954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4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5" office:value-type="float" office:value="2456251" calcext:value-type="float">
            <text:p>2456251</text:p>
          </table:table-cell>
          <table:table-cell table:style-name="ce8"/>
          <table:table-cell table:style-name="ce2"/>
          <table:table-cell table:style-name="ce8"/>
          <table:table-cell table:style-name="ce5"/>
          <table:table-cell table:style-name="ce5" office:value-type="float" office:value="227460" calcext:value-type="float">
            <text:p>227460</text:p>
          </table:table-cell>
          <table:table-cell table:style-name="ce5" table:formula="of:=([.G172]/[.B172])*100" office:value-type="float" office:value="9.26045424510769" calcext:value-type="float">
            <text:p>9.2604542451</text:p>
          </table:table-cell>
          <table:table-cell table:style-name="ce5" office:value-type="float" office:value="9.26" calcext:value-type="float">
            <text:p>9.26</text:p>
          </table:table-cell>
          <table:table-cell table:style-name="ce5" office:value-type="float" office:value="1688867" calcext:value-type="float">
            <text:p>1688867</text:p>
          </table:table-cell>
          <table:table-cell table:style-name="ce5" table:formula="of:=([.J172]/[.B172])*100" office:value-type="float" office:value="68.7579160273115" calcext:value-type="float">
            <text:p>68.7579160273</text:p>
          </table:table-cell>
          <table:table-cell table:style-name="ce5" office:value-type="float" office:value="68.758" calcext:value-type="float">
            <text:p>68.758</text:p>
          </table:table-cell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455455" calcext:value-type="float">
            <text:p>1455455</text:p>
          </table:table-cell>
          <table:table-cell office:value-type="float" office:value="59.255" calcext:value-type="float">
            <text:p>59.255</text:p>
          </table:table-cell>
          <table:table-cell table:formula="of:=([.B173]/[.B172])*100" office:value-type="float" office:value="59.2551412701715" calcext:value-type="float">
            <text:p>59.255141270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455455" calcext:value-type="float">
            <text:p>1455455</text:p>
          </table:table-cell>
          <table:table-cell office:value-type="float" office:value="59.255" calcext:value-type="float">
            <text:p>59.255</text:p>
          </table:table-cell>
          <table:table-cell table:formula="of:=([.B174]/[.B172])*100" office:value-type="float" office:value="59.2551412701715" calcext:value-type="float">
            <text:p>59.255141270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5" office:value-type="float" office:value="656002602" calcext:value-type="float">
            <text:p>656002602</text:p>
          </table:table-cell>
          <table:table-cell table:style-name="ce8"/>
          <table:table-cell table:style-name="ce2"/>
          <table:table-cell table:style-name="ce8"/>
          <table:table-cell table:style-name="ce5"/>
          <table:table-cell table:style-name="ce5" office:value-type="float" office:value="3116766" calcext:value-type="float">
            <text:p>3116766</text:p>
          </table:table-cell>
          <table:table-cell table:style-name="ce5" table:formula="of:=([.G175]/[.B175])*100" office:value-type="float" office:value="0.475114883766879" calcext:value-type="float">
            <text:p>0.4751148838</text:p>
          </table:table-cell>
          <table:table-cell table:style-name="ce5" office:value-type="float" office:value="0.475" calcext:value-type="float">
            <text:p>0.475</text:p>
          </table:table-cell>
          <table:table-cell table:style-name="ce5" office:value-type="float" office:value="173967618" calcext:value-type="float">
            <text:p>173967618</text:p>
          </table:table-cell>
          <table:table-cell table:style-name="ce5" table:formula="of:=([.J175]/[.B175])*100" office:value-type="float" office:value="26.5193487753879" calcext:value-type="float">
            <text:p>26.5193487754</text:p>
          </table:table-cell>
          <table:table-cell table:style-name="ce5" office:value-type="float" office:value="26.519" calcext:value-type="float">
            <text:p>26.519</text:p>
          </table:table-cell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9257445" calcext:value-type="float">
            <text:p>29257445</text:p>
          </table:table-cell>
          <table:table-cell office:value-type="float" office:value="4.46" calcext:value-type="float">
            <text:p>4.46</text:p>
          </table:table-cell>
          <table:table-cell table:formula="of:=([.B176]/[.B175])*100" office:value-type="float" office:value="4.45995868168828" calcext:value-type="float">
            <text:p>4.459958681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9257445" calcext:value-type="float">
            <text:p>29257445</text:p>
          </table:table-cell>
          <table:table-cell office:value-type="float" office:value="4.46" calcext:value-type="float">
            <text:p>4.46</text:p>
          </table:table-cell>
          <table:table-cell table:formula="of:=([.B177]/[.B175])*100" office:value-type="float" office:value="4.45995868168828" calcext:value-type="float">
            <text:p>4.459958681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5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5" office:value-type="float" office:value="290355" calcext:value-type="float">
            <text:p>290355</text:p>
          </table:table-cell>
          <table:table-cell table:style-name="ce8"/>
          <table:table-cell table:style-name="ce2"/>
          <table:table-cell table:style-name="ce8"/>
          <table:table-cell table:style-name="ce5"/>
          <table:table-cell table:style-name="ce5" office:value-type="float" office:value="9997" calcext:value-type="float">
            <text:p>9997</text:p>
          </table:table-cell>
          <table:table-cell table:style-name="ce5" table:formula="of:=([.G179]/[.B179])*100" office:value-type="float" office:value="3.443026639803" calcext:value-type="float">
            <text:p>3.4430266398</text:p>
          </table:table-cell>
          <table:table-cell table:style-name="ce5" office:value-type="float" office:value="3.443" calcext:value-type="float">
            <text:p>3.443</text:p>
          </table:table-cell>
          <table:table-cell table:style-name="ce5" office:value-type="float" office:value="186800" calcext:value-type="float">
            <text:p>186800</text:p>
          </table:table-cell>
          <table:table-cell table:style-name="ce5" table:formula="of:=([.J179]/[.B179])*100" office:value-type="float" office:value="64.3350381429629" calcext:value-type="float">
            <text:p>64.335038143</text:p>
          </table:table-cell>
          <table:table-cell table:style-name="ce5" office:value-type="float" office:value="64.335" calcext:value-type="float">
            <text:p>64.335</text:p>
          </table:table-cell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61768" calcext:value-type="float">
            <text:p>161768</text:p>
          </table:table-cell>
          <table:table-cell office:value-type="float" office:value="55.714" calcext:value-type="float">
            <text:p>55.714</text:p>
          </table:table-cell>
          <table:table-cell table:formula="of:=([.B180]/[.B179])*100" office:value-type="float" office:value="55.7138675070173" calcext:value-type="float">
            <text:p>55.71386750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61768" calcext:value-type="float">
            <text:p>161768</text:p>
          </table:table-cell>
          <table:table-cell office:value-type="float" office:value="55.714" calcext:value-type="float">
            <text:p>55.714</text:p>
          </table:table-cell>
          <table:table-cell table:formula="of:=([.B181]/[.B179])*100" office:value-type="float" office:value="55.7138675070173" calcext:value-type="float">
            <text:p>55.71386750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5" office:value-type="float" office:value="88616033" calcext:value-type="float">
            <text:p>88616033</text:p>
          </table:table-cell>
          <table:table-cell table:style-name="ce8"/>
          <table:table-cell table:style-name="ce2"/>
          <table:table-cell table:style-name="ce8"/>
          <table:table-cell table:style-name="ce5"/>
          <table:table-cell table:style-name="ce5" office:value-type="float" office:value="136642" calcext:value-type="float">
            <text:p>136642</text:p>
          </table:table-cell>
          <table:table-cell table:style-name="ce5" table:formula="of:=([.G182]/[.B182])*100" office:value-type="float" office:value="0.154195573164509" calcext:value-type="float">
            <text:p>0.1541955732</text:p>
          </table:table-cell>
          <table:table-cell table:style-name="ce5" office:value-type="float" office:value="0.154" calcext:value-type="float">
            <text:p>0.154</text:p>
          </table:table-cell>
          <table:table-cell table:style-name="ce5" office:value-type="float" office:value="18571463" calcext:value-type="float">
            <text:p>18571463</text:p>
          </table:table-cell>
          <table:table-cell table:style-name="ce5" table:formula="of:=([.J182]/[.B182])*100" office:value-type="float" office:value="20.9572267808468" calcext:value-type="float">
            <text:p>20.9572267808</text:p>
          </table:table-cell>
          <table:table-cell table:style-name="ce5" office:value-type="float" office:value="20.957" calcext:value-type="float">
            <text:p>20.957</text:p>
          </table:table-cell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3151404" calcext:value-type="float">
            <text:p>3151404</text:p>
          </table:table-cell>
          <table:table-cell office:value-type="float" office:value="3.556" calcext:value-type="float">
            <text:p>3.556</text:p>
          </table:table-cell>
          <table:table-cell table:formula="of:=([.B183]/[.B182])*100" office:value-type="float" office:value="3.55624585451709" calcext:value-type="float">
            <text:p>3.556245854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3151404" calcext:value-type="float">
            <text:p>3151404</text:p>
          </table:table-cell>
          <table:table-cell office:value-type="float" office:value="3.556" calcext:value-type="float">
            <text:p>3.556</text:p>
          </table:table-cell>
          <table:table-cell table:formula="of:=([.B184]/[.B182])*100" office:value-type="float" office:value="3.55624585451709" calcext:value-type="float">
            <text:p>3.5562458545</text:p>
          </table:table-cell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otal number of packets:</text:p>
          </table:table-cell>
          <table:table-cell table:formula="of:=SUM([.B151];[.B158];[.B165];[.B172];[.B179])" office:value-type="float" office:value="12307565" calcext:value-type="float">
            <text:p>123075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 number of packets after filter 1:</text:p>
          </table:table-cell>
          <table:table-cell table:formula="of:=SUM([.B152];[.B159];[.B166];[.B173];[.B180])" office:value-type="float" office:value="6917725" calcext:value-type="float">
            <text:p>6917725</text:p>
          </table:table-cell>
          <table:table-cell table:formula="of:=([.B187]/[.B186])*100" office:value-type="float" office:value="56.2070970171598" calcext:value-type="float">
            <text:p>56.207097017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packets after filter 2:</text:p>
          </table:table-cell>
          <table:table-cell table:formula="of:=SUM([.B153];[.B160];[.B167];[.B174];[.B181])" office:value-type="float" office:value="6917726" calcext:value-type="float">
            <text:p>6917726</text:p>
          </table:table-cell>
          <table:table-cell table:formula="of:=([.B188]/[.B186])*100" office:value-type="float" office:value="56.2071051422438" calcext:value-type="float">
            <text:p>56.207105142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bytes:</text:p>
          </table:table-cell>
          <table:table-cell table:formula="of:=SUM([.B154];[.B161];[.B168];[.B175];[.B182])" office:value-type="float" office:value="3494803730" calcext:value-type="float">
            <text:p>34948037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 number of bytes after filter 1:</text:p>
          </table:table-cell>
          <table:table-cell table:formula="of:=SUM([.B155];[.B162];[.B169];[.B177];[.B183])" office:value-type="float" office:value="131948778" calcext:value-type="float">
            <text:p>131948778</text:p>
          </table:table-cell>
          <table:table-cell table:formula="of:=([.B190]/[.B189])*100" office:value-type="float" office:value="3.77557048103528" calcext:value-type="float">
            <text:p>3.77557048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bytes after filter 2:</text:p>
          </table:table-cell>
          <table:table-cell table:formula="of:=SUM([.B156];[.B163];[.B170];[.B177];[.B184])" office:value-type="float" office:value="131948859" calcext:value-type="float">
            <text:p>131948859</text:p>
          </table:table-cell>
          <table:table-cell table:formula="of:=([.B191]/[.B189])*100" office:value-type="float" office:value="3.77557279876201" calcext:value-type="float">
            <text:p>3.775572798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otal # of !goodput packages</text:p>
          </table:table-cell>
          <table:table-cell table:formula="of:=SUM([.J151];[.J158];[.J165];[.J172];[.J179])" office:value-type="float" office:value="8081717" calcext:value-type="float">
            <text:p>8081717</text:p>
          </table:table-cell>
          <table:table-cell table:formula="of:=([.B192]/[.B186])*100" office:value-type="float" office:value="65.6646298435149" calcext:value-type="float">
            <text:p>65.6646298435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otal # of !goodput bytes</text:p>
          </table:table-cell>
          <table:table-cell table:formula="of:=SUM([.J154];[.J161];[.J168];[.J175];[.J182])" office:value-type="float" office:value="882210212" calcext:value-type="float">
            <text:p>882210212</text:p>
          </table:table-cell>
          <table:table-cell table:formula="of:=([.B193]/[.B189])*100" office:value-type="float" office:value="25.2434837592439" calcext:value-type="float">
            <text:p>25.2434837592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float" office:value="10.25" calcext:value-type="float">
            <text:p>10.25</text:p>
          </table:table-cell>
          <table:table-cell/>
          <table:table-cell office:value-type="string" calcext:value-type="string">
            <text:p>Percentage</text:p>
          </table:table-cell>
          <table:table-cell office:value-type="string" calcext:value-type="string">
            <text:p>double check percentag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1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5" office:value-type="float" office:value="3893012" calcext:value-type="float">
            <text:p>3893012</text:p>
          </table:table-cell>
          <table:table-cell table:style-name="ce8"/>
          <table:table-cell table:style-name="ce2"/>
          <table:table-cell table:style-name="ce8"/>
          <table:table-cell table:style-name="ce5"/>
          <table:table-cell table:style-name="ce5" office:value-type="float" office:value="34157" calcext:value-type="float">
            <text:p>34157</text:p>
          </table:table-cell>
          <table:table-cell table:style-name="ce5" table:formula="of:=([.G199]/[.B199])*100" office:value-type="float" office:value="0.877392620418329" calcext:value-type="float">
            <text:p>0.8773926204</text:p>
          </table:table-cell>
          <table:table-cell table:style-name="ce5" office:value-type="float" office:value="0.877" calcext:value-type="float">
            <text:p>0.877</text:p>
          </table:table-cell>
          <table:table-cell table:style-name="ce5" office:value-type="float" office:value="2460708" calcext:value-type="float">
            <text:p>2460708</text:p>
          </table:table-cell>
          <table:table-cell table:style-name="ce5" table:formula="of:=([.J199]/[.B199])*100" office:value-type="float" office:value="63.2083332905216" calcext:value-type="float">
            <text:p>63.2083332905</text:p>
          </table:table-cell>
          <table:table-cell table:style-name="ce5" office:value-type="float" office:value="63.208" calcext:value-type="float">
            <text:p>63.208</text:p>
          </table:table-cell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2084110" calcext:value-type="float">
            <text:p>2084110</text:p>
          </table:table-cell>
          <table:table-cell office:value-type="float" office:value="53.535" calcext:value-type="float">
            <text:p>53.535</text:p>
          </table:table-cell>
          <table:table-cell table:formula="of:=([.B200]/[.B199])*100" office:value-type="float" office:value="53.534641044004" calcext:value-type="float">
            <text:p>53.53464104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196373" calcext:value-type="float">
            <text:p>2196373</text:p>
          </table:table-cell>
          <table:table-cell office:value-type="float" office:value="56.418" calcext:value-type="float">
            <text:p>56.418</text:p>
          </table:table-cell>
          <table:table-cell table:formula="of:=([.B201]/[.B199])*100" office:value-type="float" office:value="56.4183465142157" calcext:value-type="float">
            <text:p>56.418346514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5" office:value-type="float" office:value="1569818262" calcext:value-type="float">
            <text:p>1569818262</text:p>
          </table:table-cell>
          <table:table-cell table:style-name="ce8"/>
          <table:table-cell table:style-name="ce2"/>
          <table:table-cell table:style-name="ce8"/>
          <table:table-cell table:style-name="ce5"/>
          <table:table-cell table:style-name="ce5" office:value-type="float" office:value="3126498" calcext:value-type="float">
            <text:p>3126498</text:p>
          </table:table-cell>
          <table:table-cell table:style-name="ce5" table:formula="of:=([.G202]/[.B202])*100" office:value-type="float" office:value="0.199163054455535" calcext:value-type="float">
            <text:p>0.1991630545</text:p>
          </table:table-cell>
          <table:table-cell table:style-name="ce5" office:value-type="float" office:value="0.199" calcext:value-type="float">
            <text:p>0.199</text:p>
          </table:table-cell>
          <table:table-cell table:style-name="ce5" office:value-type="float" office:value="307557459" calcext:value-type="float">
            <text:p>307557459</text:p>
          </table:table-cell>
          <table:table-cell table:style-name="ce5" table:formula="of:=([.J202]/[.B202])*100" office:value-type="float" office:value="19.5919149652497" calcext:value-type="float">
            <text:p>19.5919149652</text:p>
          </table:table-cell>
          <table:table-cell table:style-name="ce5" office:value-type="float" office:value="19.592" calcext:value-type="float">
            <text:p>19.592</text:p>
          </table:table-cell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26402057" calcext:value-type="float">
            <text:p>126402057</text:p>
          </table:table-cell>
          <table:table-cell office:value-type="float" office:value="8.052" calcext:value-type="float">
            <text:p>8.052</text:p>
          </table:table-cell>
          <table:table-cell table:formula="of:=([.B203]/[.B202])*100" office:value-type="float" office:value="8.05201850811441" calcext:value-type="float">
            <text:p>8.052018508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47692147" calcext:value-type="float">
            <text:p>147692147</text:p>
          </table:table-cell>
          <table:table-cell office:value-type="float" office:value="9.408" calcext:value-type="float">
            <text:p>9.408</text:p>
          </table:table-cell>
          <table:table-cell table:formula="of:=([.B204]/[.B202])*100" office:value-type="float" office:value="9.40823218681603" calcext:value-type="float">
            <text:p>9.408232186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2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5" office:value-type="float" office:value="3313820" calcext:value-type="float">
            <text:p>3313820</text:p>
          </table:table-cell>
          <table:table-cell table:style-name="ce8"/>
          <table:table-cell table:style-name="ce2"/>
          <table:table-cell table:style-name="ce8"/>
          <table:table-cell table:style-name="ce5"/>
          <table:table-cell table:style-name="ce5" office:value-type="float" office:value="45246" calcext:value-type="float">
            <text:p>45246</text:p>
          </table:table-cell>
          <table:table-cell table:style-name="ce5" table:formula="of:=([.G206]/[.B206])*100" office:value-type="float" office:value="1.36537289291513" calcext:value-type="float">
            <text:p>1.3653728929</text:p>
          </table:table-cell>
          <table:table-cell table:style-name="ce5" office:value-type="float" office:value="1.365" calcext:value-type="float">
            <text:p>1.365</text:p>
          </table:table-cell>
          <table:table-cell table:style-name="ce5" office:value-type="float" office:value="2174742" calcext:value-type="float">
            <text:p>2174742</text:p>
          </table:table-cell>
          <table:table-cell table:style-name="ce5" table:formula="of:=([.J206]/[.B206])*100" office:value-type="float" office:value="65.6264371631531" calcext:value-type="float">
            <text:p>65.6264371632</text:p>
          </table:table-cell>
          <table:table-cell table:style-name="ce5" office:value-type="float" office:value="65.626" calcext:value-type="float">
            <text:p>65.626</text:p>
          </table:table-cell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810836" calcext:value-type="float">
            <text:p>1810836</text:p>
          </table:table-cell>
          <table:table-cell office:value-type="float" office:value="54.645" calcext:value-type="float">
            <text:p>54.645</text:p>
          </table:table-cell>
          <table:table-cell table:formula="of:=([.B207]/[.B206])*100" office:value-type="float" office:value="54.6449716641218" calcext:value-type="float">
            <text:p>54.644971664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906781" calcext:value-type="float">
            <text:p>1906781</text:p>
          </table:table-cell>
          <table:table-cell office:value-type="float" office:value="57.54" calcext:value-type="float">
            <text:p>57.54</text:p>
          </table:table-cell>
          <table:table-cell table:formula="of:=([.B208]/[.B206])*100" office:value-type="float" office:value="57.5402707449409" calcext:value-type="float">
            <text:p>57.540270744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5" office:value-type="float" office:value="1466972982" calcext:value-type="float">
            <text:p>1466972982</text:p>
          </table:table-cell>
          <table:table-cell table:style-name="ce8"/>
          <table:table-cell table:style-name="ce2"/>
          <table:table-cell table:style-name="ce8"/>
          <table:table-cell table:style-name="ce5"/>
          <table:table-cell table:style-name="ce5" office:value-type="float" office:value="3694138" calcext:value-type="float">
            <text:p>3694138</text:p>
          </table:table-cell>
          <table:table-cell table:style-name="ce5" table:formula="of:=([.G209]/[.B209])*100" office:value-type="float" office:value="0.251820452409668" calcext:value-type="float">
            <text:p>0.2518204524</text:p>
          </table:table-cell>
          <table:table-cell table:style-name="ce5" office:value-type="float" office:value="0.252" calcext:value-type="float">
            <text:p>0.252</text:p>
          </table:table-cell>
          <table:table-cell table:style-name="ce5" office:value-type="float" office:value="335818661" calcext:value-type="float">
            <text:p>335818661</text:p>
          </table:table-cell>
          <table:table-cell table:style-name="ce5" table:formula="of:=([.J209]/[.B209])*100" office:value-type="float" office:value="22.8919458722519" calcext:value-type="float">
            <text:p>22.8919458723</text:p>
          </table:table-cell>
          <table:table-cell table:style-name="ce5" office:value-type="float" office:value="22.892" calcext:value-type="float">
            <text:p>22.892</text:p>
          </table:table-cell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22186818" calcext:value-type="float">
            <text:p>122186818</text:p>
          </table:table-cell>
          <table:table-cell office:value-type="float" office:value="8.329" calcext:value-type="float">
            <text:p>8.329</text:p>
          </table:table-cell>
          <table:table-cell table:formula="of:=([.B210]/[.B209])*100" office:value-type="float" office:value="8.32917984852157" calcext:value-type="float">
            <text:p>8.329179848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44428536" calcext:value-type="float">
            <text:p>144428536</text:p>
          </table:table-cell>
          <table:table-cell office:value-type="float" office:value="9.845" calcext:value-type="float">
            <text:p>9.845</text:p>
          </table:table-cell>
          <table:table-cell table:formula="of:=([.B211]/[.B209])*100" office:value-type="float" office:value="9.84534396830493" calcext:value-type="float">
            <text:p>9.845343968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3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5" office:value-type="float" office:value="2482452" calcext:value-type="float">
            <text:p>2482452</text:p>
          </table:table-cell>
          <table:table-cell table:style-name="ce8"/>
          <table:table-cell table:style-name="ce2"/>
          <table:table-cell table:style-name="ce8"/>
          <table:table-cell table:style-name="ce5"/>
          <table:table-cell table:style-name="ce5" office:value-type="float" office:value="25225" calcext:value-type="float">
            <text:p>25225</text:p>
          </table:table-cell>
          <table:table-cell table:style-name="ce5" table:formula="of:=([.G213]/[.B213])*100" office:value-type="float" office:value="1.01613243680039" calcext:value-type="float">
            <text:p>1.0161324368</text:p>
          </table:table-cell>
          <table:table-cell table:style-name="ce5" office:value-type="float" office:value="1.016" calcext:value-type="float">
            <text:p>1.016</text:p>
          </table:table-cell>
          <table:table-cell table:style-name="ce5" office:value-type="float" office:value="1591768" calcext:value-type="float">
            <text:p>1591768</text:p>
          </table:table-cell>
          <table:table-cell table:style-name="ce5" table:formula="of:=([.J213]/[.B213])*100" office:value-type="float" office:value="64.1207966961698" calcext:value-type="float">
            <text:p>64.1207966962</text:p>
          </table:table-cell>
          <table:table-cell table:style-name="ce5" office:value-type="float" office:value="64.121" calcext:value-type="float">
            <text:p>64.121</text:p>
          </table:table-cell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345472" calcext:value-type="float">
            <text:p>1345472</text:p>
          </table:table-cell>
          <table:table-cell office:value-type="float" office:value="54.199" calcext:value-type="float">
            <text:p>54.199</text:p>
          </table:table-cell>
          <table:table-cell table:formula="of:=([.B214]/[.B213])*100" office:value-type="float" office:value="54.1993158377282" calcext:value-type="float">
            <text:p>54.199315837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403895" calcext:value-type="float">
            <text:p>1403895</text:p>
          </table:table-cell>
          <table:table-cell office:value-type="float" office:value="56.553" calcext:value-type="float">
            <text:p>56.553</text:p>
          </table:table-cell>
          <table:table-cell table:formula="of:=([.B215]/[.B213])*100" office:value-type="float" office:value="56.552755098588" calcext:value-type="float">
            <text:p>56.552755098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5" office:value-type="float" office:value="1229169541" calcext:value-type="float">
            <text:p>1229169541</text:p>
          </table:table-cell>
          <table:table-cell table:style-name="ce8"/>
          <table:table-cell table:style-name="ce2"/>
          <table:table-cell table:style-name="ce8"/>
          <table:table-cell table:style-name="ce5"/>
          <table:table-cell table:style-name="ce5" office:value-type="float" office:value="2673032" calcext:value-type="float">
            <text:p>2673032</text:p>
          </table:table-cell>
          <table:table-cell table:style-name="ce5" table:formula="of:=([.G216]/[.B216])*100" office:value-type="float" office:value="0.217466501636978" calcext:value-type="float">
            <text:p>0.2174665016</text:p>
          </table:table-cell>
          <table:table-cell table:style-name="ce5" office:value-type="float" office:value="0.217" calcext:value-type="float">
            <text:p>0.217</text:p>
          </table:table-cell>
          <table:table-cell table:style-name="ce5" office:value-type="float" office:value="279242109" calcext:value-type="float">
            <text:p>279242109</text:p>
          </table:table-cell>
          <table:table-cell table:style-name="ce5" table:formula="of:=([.J216]/[.B216])*100" office:value-type="float" office:value="22.7179489635596" calcext:value-type="float">
            <text:p>22.7179489636</text:p>
          </table:table-cell>
          <table:table-cell table:style-name="ce5" office:value-type="float" office:value="22.718" calcext:value-type="float">
            <text:p>22.718</text:p>
          </table:table-cell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98878604" calcext:value-type="float">
            <text:p>98878604</text:p>
          </table:table-cell>
          <table:table-cell office:value-type="float" office:value="8.044" calcext:value-type="float">
            <text:p>8.044</text:p>
          </table:table-cell>
          <table:table-cell table:formula="of:=([.B217]/[.B216])*100" office:value-type="float" office:value="8.04434219217282" calcext:value-type="float">
            <text:p>8.044342192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16562436" calcext:value-type="float">
            <text:p>116562436</text:p>
          </table:table-cell>
          <table:table-cell office:value-type="float" office:value="9.483" calcext:value-type="float">
            <text:p>9.483</text:p>
          </table:table-cell>
          <table:table-cell table:formula="of:=([.B218]/[.B216])*100" office:value-type="float" office:value="9.48302346519015" calcext:value-type="float">
            <text:p>9.483023465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4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5" office:value-type="float" office:value="4125326" calcext:value-type="float">
            <text:p>4125326</text:p>
          </table:table-cell>
          <table:table-cell table:style-name="ce8"/>
          <table:table-cell table:style-name="ce2"/>
          <table:table-cell table:style-name="ce8"/>
          <table:table-cell table:style-name="ce5"/>
          <table:table-cell table:style-name="ce5" office:value-type="float" office:value="42738" calcext:value-type="float">
            <text:p>42738</text:p>
          </table:table-cell>
          <table:table-cell table:style-name="ce5" table:formula="of:=([.G220]/[.B220])*100" office:value-type="float" office:value="1.03599085260171" calcext:value-type="float">
            <text:p>1.0359908526</text:p>
          </table:table-cell>
          <table:table-cell table:style-name="ce5" office:value-type="float" office:value="1.036" calcext:value-type="float">
            <text:p>1.036</text:p>
          </table:table-cell>
          <table:table-cell table:style-name="ce5" office:value-type="float" office:value="2505449" calcext:value-type="float">
            <text:p>2505449</text:p>
          </table:table-cell>
          <table:table-cell table:style-name="ce5" table:formula="of:=([.J220]/[.B220])*100" office:value-type="float" office:value="60.7333578000866" calcext:value-type="float">
            <text:p>60.7333578001</text:p>
          </table:table-cell>
          <table:table-cell table:style-name="ce5" office:value-type="float" office:value="60.733" calcext:value-type="float">
            <text:p>60.733</text:p>
          </table:table-cell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871556" calcext:value-type="float">
            <text:p>1871556</text:p>
          </table:table-cell>
          <table:table-cell office:value-type="float" office:value="45.367" calcext:value-type="float">
            <text:p>45.367</text:p>
          </table:table-cell>
          <table:table-cell table:formula="of:=([.B221]/[.B220])*100" office:value-type="float" office:value="45.3674691406206" calcext:value-type="float">
            <text:p>45.367469140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020665" calcext:value-type="float">
            <text:p>2020665</text:p>
          </table:table-cell>
          <table:table-cell office:value-type="float" office:value="48.982" calcext:value-type="float">
            <text:p>48.982</text:p>
          </table:table-cell>
          <table:table-cell table:formula="of:=([.B222]/[.B220])*100" office:value-type="float" office:value="48.981947123694" calcext:value-type="float">
            <text:p>48.981947123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5" office:value-type="float" office:value="2705629232" calcext:value-type="float">
            <text:p>2705629232</text:p>
          </table:table-cell>
          <table:table-cell table:style-name="ce8"/>
          <table:table-cell table:style-name="ce2"/>
          <table:table-cell table:style-name="ce8"/>
          <table:table-cell table:style-name="ce5"/>
          <table:table-cell table:style-name="ce5" office:value-type="float" office:value="5171704" calcext:value-type="float">
            <text:p>5171704</text:p>
          </table:table-cell>
          <table:table-cell table:style-name="ce5" table:formula="of:=([.G223]/[.B223])*100" office:value-type="float" office:value="0.191146072005479" calcext:value-type="float">
            <text:p>0.191146072</text:p>
          </table:table-cell>
          <table:table-cell table:style-name="ce5" office:value-type="float" office:value="0.191" calcext:value-type="float">
            <text:p>0.191</text:p>
          </table:table-cell>
          <table:table-cell table:style-name="ce5" office:value-type="float" office:value="746984064" calcext:value-type="float">
            <text:p>746984064</text:p>
          </table:table-cell>
          <table:table-cell table:style-name="ce5" table:formula="of:=([.J223]/[.B223])*100" office:value-type="float" office:value="27.6085154301733" calcext:value-type="float">
            <text:p>27.6085154302</text:p>
          </table:table-cell>
          <table:table-cell table:style-name="ce5" office:value-type="float" office:value="27.609" calcext:value-type="float">
            <text:p>27.609</text:p>
          </table:table-cell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56236715" calcext:value-type="float">
            <text:p>156236715</text:p>
          </table:table-cell>
          <table:table-cell office:value-type="float" office:value="5.775" calcext:value-type="float">
            <text:p>5.775</text:p>
          </table:table-cell>
          <table:table-cell table:formula="of:=([.B224]/[.B223])*100" office:value-type="float" office:value="5.77450572872876" calcext:value-type="float">
            <text:p>5.774505728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92390557" calcext:value-type="float">
            <text:p>192390557</text:p>
          </table:table-cell>
          <table:table-cell office:value-type="float" office:value="7.111" calcext:value-type="float">
            <text:p>7.111</text:p>
          </table:table-cell>
          <table:table-cell table:formula="of:=([.B225]/[.B223])*100" office:value-type="float" office:value="7.11075097520975" calcext:value-type="float">
            <text:p>7.110750975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5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5" office:value-type="float" office:value="31937" calcext:value-type="float">
            <text:p>31937</text:p>
          </table:table-cell>
          <table:table-cell table:style-name="ce8"/>
          <table:table-cell table:style-name="ce2"/>
          <table:table-cell table:style-name="ce8"/>
          <table:table-cell table:style-name="ce5"/>
          <table:table-cell table:style-name="ce5" office:value-type="float" office:value="672" calcext:value-type="float">
            <text:p>672</text:p>
          </table:table-cell>
          <table:table-cell table:style-name="ce5" table:formula="of:=([.G227]/[.B227])*100" office:value-type="float" office:value="2.10414253060713" calcext:value-type="float">
            <text:p>2.1041425306</text:p>
          </table:table-cell>
          <table:table-cell table:style-name="ce5" office:value-type="float" office:value="2.104" calcext:value-type="float">
            <text:p>2.104</text:p>
          </table:table-cell>
          <table:table-cell table:style-name="ce5" office:value-type="float" office:value="21614" calcext:value-type="float">
            <text:p>21614</text:p>
          </table:table-cell>
          <table:table-cell table:style-name="ce5" table:formula="of:=([.J227]/[.B227])*100" office:value-type="float" office:value="67.676989072236" calcext:value-type="float">
            <text:p>67.6769890722</text:p>
          </table:table-cell>
          <table:table-cell table:style-name="ce5" office:value-type="float" office:value="67.677" calcext:value-type="float">
            <text:p>67.677</text:p>
          </table:table-cell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8432" calcext:value-type="float">
            <text:p>18432</text:p>
          </table:table-cell>
          <table:table-cell office:value-type="float" office:value="58.714" calcext:value-type="float">
            <text:p>58.714</text:p>
          </table:table-cell>
          <table:table-cell table:formula="of:=([.B228]/[.B227])*100" office:value-type="float" office:value="57.7136236966528" calcext:value-type="float">
            <text:p>57.71362369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8690" calcext:value-type="float">
            <text:p>18690</text:p>
          </table:table-cell>
          <table:table-cell office:value-type="float" office:value="58.521" calcext:value-type="float">
            <text:p>58.521</text:p>
          </table:table-cell>
          <table:table-cell table:formula="of:=([.B229]/[.B227])*100" office:value-type="float" office:value="58.5214641325109" calcext:value-type="float">
            <text:p>58.521464132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5" office:value-type="float" office:value="12858769" calcext:value-type="float">
            <text:p>12858769</text:p>
          </table:table-cell>
          <table:table-cell table:style-name="ce8"/>
          <table:table-cell table:style-name="ce2"/>
          <table:table-cell table:style-name="ce8"/>
          <table:table-cell table:style-name="ce5"/>
          <table:table-cell table:style-name="ce5" office:value-type="float" office:value="43138" calcext:value-type="float">
            <text:p>43138</text:p>
          </table:table-cell>
          <table:table-cell table:style-name="ce5" table:formula="of:=([.G230]/[.B230])*100" office:value-type="float" office:value="0.335475347601314" calcext:value-type="float">
            <text:p>0.3354753476</text:p>
          </table:table-cell>
          <table:table-cell table:style-name="ce5" office:value-type="float" office:value="0.335" calcext:value-type="float">
            <text:p>0.335</text:p>
          </table:table-cell>
          <table:table-cell table:style-name="ce5" office:value-type="float" office:value="4897356" calcext:value-type="float">
            <text:p>4897356</text:p>
          </table:table-cell>
          <table:table-cell table:style-name="ce5" table:formula="of:=([.J230]/[.B230])*100" office:value-type="float" office:value="38.0857296682132" calcext:value-type="float">
            <text:p>38.0857296682</text:p>
          </table:table-cell>
          <table:table-cell table:style-name="ce5" office:value-type="float" office:value="38.086" calcext:value-type="float">
            <text:p>38.086</text:p>
          </table:table-cell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581648" calcext:value-type="float">
            <text:p>1581648</text:p>
          </table:table-cell>
          <table:table-cell office:value-type="float" office:value="12.3" calcext:value-type="float">
            <text:p>12.3</text:p>
          </table:table-cell>
          <table:table-cell table:formula="of:=([.B231]/[.B230])*100" office:value-type="float" office:value="12.3001509709055" calcext:value-type="float">
            <text:p>12.300150970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712021" calcext:value-type="float">
            <text:p>1712021</text:p>
          </table:table-cell>
          <table:table-cell office:value-type="float" office:value="13.314" calcext:value-type="float">
            <text:p>13.314</text:p>
          </table:table-cell>
          <table:table-cell table:formula="of:=([.B232]/[.B230])*100" office:value-type="float" office:value="13.314034959334" calcext:value-type="float">
            <text:p>13.3140349593</text:p>
          </table:table-cell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otal number of packets:</text:p>
          </table:table-cell>
          <table:table-cell table:formula="of:=SUM([.B199];[.B206];[.B213];[.B220];[.B227])" office:value-type="float" office:value="13846547" calcext:value-type="float">
            <text:p>138465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 number of packets after filter 1:</text:p>
          </table:table-cell>
          <table:table-cell table:formula="of:=SUM([.B200];[.B207];[.B214];[.B221];[.B228])" office:value-type="float" office:value="7130406" calcext:value-type="float">
            <text:p>7130406</text:p>
          </table:table-cell>
          <table:table-cell table:formula="of:=([.B235]/[.B234])*100" office:value-type="float" office:value="51.4959144687842" calcext:value-type="float">
            <text:p>51.495914468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packets after filter 2:</text:p>
          </table:table-cell>
          <table:table-cell table:formula="of:=SUM([.B201];[.B208];[.B215];[.B222];[.B229])" office:value-type="float" office:value="7546404" calcext:value-type="float">
            <text:p>7546404</text:p>
          </table:table-cell>
          <table:table-cell table:formula="of:=([.B236]/[.B234])*100" office:value-type="float" office:value="54.5002591620857" calcext:value-type="float">
            <text:p>54.50025916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bytes:</text:p>
          </table:table-cell>
          <table:table-cell table:formula="of:=SUM([.B202];[.B209];[.B216];[.B223];[.B230])" office:value-type="float" office:value="6984448786" calcext:value-type="float">
            <text:p>69844487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 number of bytes after filter 1:</text:p>
          </table:table-cell>
          <table:table-cell table:formula="of:=SUM([.B203];[.B210];[.B217];[.B225];[.B231])" office:value-type="float" office:value="541439684" calcext:value-type="float">
            <text:p>541439684</text:p>
          </table:table-cell>
          <table:table-cell table:formula="of:=([.B238]/[.B237])*100" office:value-type="float" office:value="7.75207465312496" calcext:value-type="float">
            <text:p>7.752074653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bytes after filter 2:</text:p>
          </table:table-cell>
          <table:table-cell table:formula="of:=SUM([.B204];[.B211];[.B218];[.B225];[.B232])" office:value-type="float" office:value="602785697" calcext:value-type="float">
            <text:p>602785697</text:p>
          </table:table-cell>
          <table:table-cell table:formula="of:=([.B239]/[.B237])*100" office:value-type="float" office:value="8.63039755131795" calcext:value-type="float">
            <text:p>8.6303975513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otal # of !goodput packages</text:p>
          </table:table-cell>
          <table:table-cell table:formula="of:=SUM([.J199];[.J206];[.J213];[.J220];[.J227])" office:value-type="float" office:value="8754281" calcext:value-type="float">
            <text:p>8754281</text:p>
          </table:table-cell>
          <table:table-cell table:formula="of:=([.B240]/[.B234])*100" office:value-type="float" office:value="63.2235675797006" calcext:value-type="float">
            <text:p>63.223567579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otal # of !goodput bytes</text:p>
          </table:table-cell>
          <table:table-cell table:formula="of:=SUM([.J202];[.J209];[.J216];[.J223];[.J230])" office:value-type="float" office:value="1674499649" calcext:value-type="float">
            <text:p>1674499649</text:p>
          </table:table-cell>
          <table:table-cell table:formula="of:=([.B241]/[.B237])*100" office:value-type="float" office:value="23.9746857669922" calcext:value-type="float">
            <text:p>23.974685767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Grand Total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number of packets:</text:p>
          </table:table-cell>
          <table:table-cell table:formula="of:=SUM([.B42];[.B89];[.B137];[.B186];[.B234])" office:value-type="float" office:value="64653855" calcext:value-type="float">
            <text:p>646538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ter filter 1:</text:p>
          </table:table-cell>
          <table:table-cell table:formula="of:=SUM([.B43];[.B90];[.B138];[.B187];[.B235])" office:value-type="float" office:value="36008406" calcext:value-type="float">
            <text:p>36008406</text:p>
          </table:table-cell>
          <table:table-cell table:formula="of:=([.B247]/[.B246])*100" office:value-type="float" office:value="55.6941361037172" calcext:value-type="float">
            <text:p>55.69413610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fter filter 2:</text:p>
          </table:table-cell>
          <table:table-cell table:formula="of:=SUM([.B44];[.B91];[.B139];[.B188];[.B236])" office:value-type="float" office:value="37311035" calcext:value-type="float">
            <text:p>37311035</text:p>
          </table:table-cell>
          <table:table-cell table:formula="of:=([.B248]/[.B246])*100" office:value-type="float" office:value="57.7089100100837" calcext:value-type="float">
            <text:p>57.7089100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tal number of bytes:</text:p>
          </table:table-cell>
          <table:table-cell table:formula="of:=SUM([.B45];[.B92];[.B140];[.B189];[.B237])" office:value-type="float" office:value="24338189029" calcext:value-type="float">
            <text:p>243381890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ter filter 1:</text:p>
          </table:table-cell>
          <table:table-cell table:formula="of:=SUM([.B46];[.B93];[.B141];[.B190];[.B238])" office:value-type="float" office:value="2228349447" calcext:value-type="float">
            <text:p>2228349447</text:p>
          </table:table-cell>
          <table:table-cell table:formula="of:=([.B250]/[.B249])*100" office:value-type="float" office:value="9.15577344043481" calcext:value-type="float">
            <text:p>9.15577344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fter filter 2:</text:p>
          </table:table-cell>
          <table:table-cell table:formula="of:=SUM([.B47];[.B94];[.B142];[.B191];[.B239])" office:value-type="float" office:value="2609739562" calcext:value-type="float">
            <text:p>2609739562</text:p>
          </table:table-cell>
          <table:table-cell table:formula="of:=([.B251]/[.B249])*100" office:value-type="float" office:value="10.7228173751563" calcext:value-type="float">
            <text:p>10.722817375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Goodput vs Throughpu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tal # of !goodput packages</text:p>
          </table:table-cell>
          <table:table-cell table:formula="of:=SUM([.B240];[.B192];[.B143];[.B95];[.B48])" office:value-type="float" office:value="44119989" calcext:value-type="float">
            <text:p>44119989</text:p>
          </table:table-cell>
          <table:table-cell table:formula="of:=SUM([.B254]/[.B246])*100" office:value-type="float" office:value="68.240306784491" calcext:value-type="float">
            <text:p>68.24030678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tal # of !goodput bytes</text:p>
          </table:table-cell>
          <table:table-cell table:formula="of:=SUM([.B241];[.B193];[.B144];[.B96];[.B49])" office:value-type="float" office:value="7989727161" calcext:value-type="float">
            <text:p>7989727161</text:p>
          </table:table-cell>
          <table:table-cell table:formula="of:=([.B255]/[.B249])*100" office:value-type="float" office:value="32.8279443942189" calcext:value-type="float">
            <text:p>32.8279443942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4" office:value-type="string" calcext:value-type="string">
            <text:p>What makes up the !goodput: (warning some numbers have been rounded)</text:p>
          </table:table-cell>
          <table:table-cell/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4" office:value-type="string" calcext:value-type="string">
            <text:p>Monday (the day with the least goodput)</text:p>
          </table:table-cell>
          <table:table-cell/>
          <table:table-cell table:style-name="Default" office:value-type="string" calcext:value-type="string">
            <text:p>Packages %</text:p>
          </table:table-cell>
          <table:table-cell table:style-name="Default" office:value-type="string" calcext:value-type="string">
            <text:p>Bytes 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rol overhead</text:p>
          </table:table-cell>
          <table:table-cell/>
          <table:table-cell table:style-name="Default" table:formula="of:=[.C7]" office:value-type="float" office:value="58.555" calcext:value-type="float">
            <text:p>58.555</text:p>
          </table:table-cell>
          <table:table-cell table:style-name="Default" table:formula="of:=[.C11]" office:value-type="float" office:value="15.592" calcext:value-type="float">
            <text:p>15.5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erved frames</text:p>
          </table:table-cell>
          <table:table-cell/>
          <table:table-cell table:style-name="Default" table:formula="of:=([.C8]-[.C7])" office:value-type="float" office:value="3.826" calcext:value-type="float">
            <text:p>3.826</text:p>
          </table:table-cell>
          <table:table-cell table:style-name="Default" table:formula="of:=([.C12]-[.C11])" office:value-type="float" office:value="4.455" calcext:value-type="float">
            <text:p>4.4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cksum errors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transmissions, duplicate ack, keep alive, fast retransmission, out-of-order segment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table:style-name="Default" table:formula="of:=SUM([.C263:.C266])" office:value-type="float" office:value="75.381" calcext:value-type="float">
            <text:p>75.381</text:p>
          </table:table-cell>
          <table:table-cell table:style-name="Default" table:formula="of:=SUM([.D263:.D266])" office:value-type="float" office:value="51.047" calcext:value-type="float">
            <text:p>51.04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4" office:value-type="string" calcext:value-type="string">
            <text:p>Friday (the day with the most goodput)</text:p>
          </table:table-cell>
          <table:table-cell/>
          <table:table-cell table:style-name="Default" office:value-type="string" calcext:value-type="string">
            <text:p>Packages %</text:p>
          </table:table-cell>
          <table:table-cell table:style-name="Default" office:value-type="string" calcext:value-type="string">
            <text:p>Bytes 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rol overhead</text:p>
          </table:table-cell>
          <table:table-cell/>
          <table:table-cell table:style-name="Default" table:formula="of:=[.C214]" office:value-type="float" office:value="54.199" calcext:value-type="float">
            <text:p>54.199</text:p>
          </table:table-cell>
          <table:table-cell table:style-name="Default" table:formula="of:=[.C217]" office:value-type="float" office:value="8.044" calcext:value-type="float">
            <text:p>8.0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erved frames</text:p>
          </table:table-cell>
          <table:table-cell/>
          <table:table-cell table:style-name="Default" table:formula="of:=([.C215]-[.C214])" office:value-type="float" office:value="2.354" calcext:value-type="float">
            <text:p>2.354</text:p>
          </table:table-cell>
          <table:table-cell table:style-name="Default" table:formula="of:=([.C218]-[.C217])" office:value-type="float" office:value="1.439" calcext:value-type="float">
            <text:p>1.4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cksum errors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transmissions, duplicate ack, keep alive, fast retransmission, out-of-order segment</text:p>
          </table:table-cell>
          <table:table-cell/>
          <table:table-cell table:style-name="Default" office:value-type="float" office:value="3.774" calcext:value-type="float">
            <text:p>3.774</text:p>
          </table:table-cell>
          <table:table-cell table:style-name="Default" office:value-type="float" office:value="8.62" calcext:value-type="float">
            <text:p>8.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table:style-name="Default" table:formula="of:=SUM([.C270:.C273])" office:value-type="float" office:value="64.327" calcext:value-type="float">
            <text:p>64.327</text:p>
          </table:table-cell>
          <table:table-cell table:style-name="Default" table:formula="of:=SUM([.D270:.D273])" office:value-type="float" office:value="23.103" calcext:value-type="float">
            <text:p>23.10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4" office:value-type="string" calcext:value-type="string">
            <text:p>Tuesdag (a day with average goodput)</text:p>
          </table:table-cell>
          <table:table-cell/>
          <table:table-cell table:style-name="Default" office:value-type="string" calcext:value-type="string">
            <text:p>Packages %</text:p>
          </table:table-cell>
          <table:table-cell table:style-name="Default" office:value-type="string" calcext:value-type="string">
            <text:p>Bytes 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rol overhead</text:p>
          </table:table-cell>
          <table:table-cell/>
          <table:table-cell table:style-name="Default" table:formula="of:=[.C69]" office:value-type="float" office:value="56.802" calcext:value-type="float">
            <text:p>56.802</text:p>
          </table:table-cell>
          <table:table-cell table:style-name="Default" table:formula="of:=[.C72]" office:value-type="float" office:value="3.781" calcext:value-type="float">
            <text:p>3.7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erved frames</text:p>
          </table:table-cell>
          <table:table-cell/>
          <table:table-cell table:style-name="Default" table:formula="of:=([.C70]-[.C69])" office:value-type="float" office:value="0" calcext:value-type="float">
            <text:p>0</text:p>
          </table:table-cell>
          <table:table-cell table:style-name="Default" table:formula="of:=([.C73]-[.C72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cksum errors</text:p>
          </table:table-cell>
          <table:table-cell/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transmissions, duplicate ack, keep alive, fast retransmission, out-of-order segment</text:p>
          </table:table-cell>
          <table:table-cell/>
          <table:table-cell table:style-name="Default" office:value-type="float" office:value="10.573" calcext:value-type="float">
            <text:p>10.573</text:p>
          </table:table-cell>
          <table:table-cell table:style-name="Default" office:value-type="float" office:value="24.103" calcext:value-type="float">
            <text:p>24.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table:style-name="Default" table:formula="of:=SUM([.C277:.C280])" office:value-type="float" office:value="67.375" calcext:value-type="float">
            <text:p>67.375</text:p>
          </table:table-cell>
          <table:table-cell table:style-name="Default" table:formula="of:=SUM([.D277:.D280])" office:value-type="float" office:value="27.884" calcext:value-type="float">
            <text:p>27.88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Average values: </text:p>
          </table:table-cell>
          <table:table-cell/>
          <table:table-cell table:style-name="Default" office:value-type="string" calcext:value-type="string">
            <text:p>Packages %</text:p>
          </table:table-cell>
          <table:table-cell table:style-name="Default" office:value-type="string" calcext:value-type="string">
            <text:p>Bytes 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rol overhead</text:p>
          </table:table-cell>
          <table:table-cell/>
          <table:table-cell table:style-name="Default" table:formula="of:=SUM([.C263];[.C270];[.C277])/3" office:value-type="float" office:value="56.5186666666667" calcext:value-type="float">
            <text:p>56.5186666667</text:p>
          </table:table-cell>
          <table:table-cell table:style-name="Default" table:formula="of:=SUM([.D263];[.D270];[.D277])/3" office:value-type="float" office:value="9.139" calcext:value-type="float">
            <text:p>9.1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erved frames</text:p>
          </table:table-cell>
          <table:table-cell/>
          <table:table-cell table:style-name="Default" table:formula="of:=SUM([.C264];[.C271];[.C278])/3" office:value-type="float" office:value="2.06" calcext:value-type="float">
            <text:p>2.06</text:p>
          </table:table-cell>
          <table:table-cell table:style-name="Default" table:formula="of:=SUM([.D264];[.D271];[.D278])/3" office:value-type="float" office:value="1.96466666666667" calcext:value-type="float">
            <text:p>1.9646666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cksum errors</text:p>
          </table:table-cell>
          <table:table-cell/>
          <table:table-cell table:style-name="Default" table:formula="of:=SUM([.C265];[.C272];[.C279])/3" office:value-type="float" office:value="4" calcext:value-type="float">
            <text:p>4</text:p>
          </table:table-cell>
          <table:table-cell table:style-name="Default" table:formula="of:=SUM([.D265];[.D272];[.D279])/3" office:value-type="float" office:value="7.66666666666667" calcext:value-type="float">
            <text:p>7.666666666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transmissions, duplicate ack, keep alive, fast retransmission, out-of-order segment</text:p>
          </table:table-cell>
          <table:table-cell/>
          <table:table-cell table:style-name="Default" table:formula="of:=SUM([.C266];[.C273];[.C280])/3" office:value-type="float" office:value="6.449" calcext:value-type="float">
            <text:p>6.449</text:p>
          </table:table-cell>
          <table:table-cell table:style-name="Default" table:formula="of:=SUM([.D266];[.D273];[.D280])/3" office:value-type="float" office:value="15.241" calcext:value-type="float">
            <text:p>15.2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table:style-name="Default" table:formula="of:=SUM([.C284:.C287])" office:value-type="float" office:value="69.0276666666667" calcext:value-type="float">
            <text:p>69.0276666667</text:p>
          </table:table-cell>
          <table:table-cell table:style-name="Default" table:formula="of:=SUM([.D284:.D287])" office:value-type="float" office:value="34.0113333333333" calcext:value-type="float">
            <text:p>34.0113333333</text:p>
          </table:table-cell>
          <table:table-cell table:number-columns-repeated="1020"/>
        </table:table-row>
        <table:table-row table:style-name="ro1" table:number-rows-repeated="104828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8">00/00/0000</text:date>, <text:time style:data-style-name="N2" text:time-value="0000-00-00T00:00:03.2122237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cky </meta:initial-creator>
    <meta:creation-date>2013-11-14T16:34:49.145431265</meta:creation-date>
    <dc:date>2013-12-08T20:39:35.978059202</dc:date>
    <dc:creator>chucky </dc:creator>
    <meta:editing-duration>PT9H25M55S</meta:editing-duration>
    <meta:editing-cycles>27</meta:editing-cycles>
    <meta:generator>LibreOffice/4.1.2.3$Linux_X86_64 LibreOffice_project/410m0$Build-3</meta:generator>
    <meta:document-statistic meta:table-count="1" meta:cell-count="104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65cm" svg:y="0.316cm" chart:style-name="ch2">
          <text:p>Total Distribution of packets</text:p>
        </chart:title>
        <chart:plot-area chart:style-name="ch3" table:cell-range-address="Sheet1.A246:Sheet1.B248" chart:data-source-has-labels="column" svg:x="1.331cm" svg:y="1.661cm" svg:width="14.029cm" svg:height="6.739cm">
          <chartooo:coordinate-region svg:x="3.064cm" svg:y="1.861cm" svg:width="12.296cm" svg:height="5.892cm"/>
          <chart:axis chart:dimension="x" chart:name="primary-x" chart:style-name="ch4" chartooo:axis-type="auto">
            <chartooo:date-scale/>
            <chart:categories table:cell-range-address="Sheet1.A246:Sheet1.A248"/>
          </chart:axis>
          <chart:axis chart:dimension="y" chart:name="primary-y" chart:style-name="ch5">
            <chart:title svg:x="0.451cm" svg:y="6.437cm" chart:style-name="ch6">
              <text:p>Number of packets</text:p>
            </chart:title>
            <chart:grid chart:style-name="ch7" chart:class="major"/>
          </chart:axis>
          <chart:series chart:style-name="ch8" chart:values-cell-range-address="Sheet1.B246:Sheet1.B248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Total number of packets:</text:p>
                <draw:g>
                  <svg:desc>Sheet1.A246:Sheet1.A248</svg:desc>
                </draw:g>
              </table:table-cell>
              <table:table-cell office:value-type="float" office:value="64653855">
                <text:p>64653855</text:p>
                <draw:g>
                  <svg:desc>Sheet1.B246:Sheet1.B248</svg:desc>
                </draw:g>
              </table:table-cell>
            </table:table-row>
            <table:table-row>
              <table:table-cell office:value-type="string">
                <text:p>After filter 1:</text:p>
              </table:table-cell>
              <table:table-cell office:value-type="float" office:value="36008406">
                <text:p>36008406</text:p>
              </table:table-cell>
            </table:table-row>
            <table:table-row>
              <table:table-cell office:value-type="string">
                <text:p>After filter 2:</text:p>
              </table:table-cell>
              <table:table-cell office:value-type="float" office:value="37311035">
                <text:p>373110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77cm" svg:y="0.316cm" chart:style-name="ch2">
          <text:p>Total Distribution of Bytes</text:p>
        </chart:title>
        <chart:plot-area chart:style-name="ch3" table:cell-range-address="Sheet1.A249:Sheet1.B251" chart:data-source-has-labels="column" svg:x="1.331cm" svg:y="1.661cm" svg:width="14.029cm" svg:height="6.739cm">
          <chartooo:coordinate-region svg:x="3.619cm" svg:y="1.86cm" svg:width="11.741cm" svg:height="5.893cm"/>
          <chart:axis chart:dimension="x" chart:name="primary-x" chart:style-name="ch4" chartooo:axis-type="auto">
            <chartooo:date-scale/>
            <chart:categories table:cell-range-address="Sheet1.A249:Sheet1.A251"/>
          </chart:axis>
          <chart:axis chart:dimension="y" chart:name="primary-y" chart:style-name="ch5">
            <chart:title svg:x="0.451cm" svg:y="6.278cm" chart:style-name="ch6">
              <text:p>Number of Bytes</text:p>
            </chart:title>
            <chart:grid chart:style-name="ch7" chart:class="major"/>
          </chart:axis>
          <chart:series chart:style-name="ch8" chart:values-cell-range-address="Sheet1.B249:Sheet1.B25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Total number of bytes:</text:p>
                <draw:g>
                  <svg:desc>Sheet1.A249:Sheet1.A251</svg:desc>
                </draw:g>
              </table:table-cell>
              <table:table-cell office:value-type="float" office:value="24338189029">
                <text:p>24338189029</text:p>
                <draw:g>
                  <svg:desc>Sheet1.B249:Sheet1.B251</svg:desc>
                </draw:g>
              </table:table-cell>
            </table:table-row>
            <table:table-row>
              <table:table-cell office:value-type="string">
                <text:p>After filter 1:</text:p>
              </table:table-cell>
              <table:table-cell office:value-type="float" office:value="2228349447">
                <text:p>2228349447</text:p>
              </table:table-cell>
            </table:table-row>
            <table:table-row>
              <table:table-cell office:value-type="string">
                <text:p>After filter 2:</text:p>
              </table:table-cell>
              <table:table-cell office:value-type="float" office:value="2609739562">
                <text:p>26097395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